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04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1655.57pt" svg:y="15.82pt">
            <loext:p draw:notify-on-update-of-ranges="Sheet1.P5:Sheet1.P12 Sheet1.Q4:Sheet1.Q4 Sheet1.Q5:Sheet1.Q12 Sheet1.S4:Sheet1.S4 Sheet1.S5:Sheet1.S12"/>
            <draw:object xlink:href="./Object 11" xlink:type="simple" xlink:show="embed" xlink:actuate="onLoad"/>
            <draw:image xlink:href="./ObjectReplacements/Object 11" xlink:type="simple" xlink:show="embed" xlink:actuate="onLoad"/>
            <svg:title>F1 score for Zero-hypothesis</svg:title>
          </draw:frame>
          <draw:frame draw:z-index="2" draw:style-name="gr1" draw:text-style-name="P1" svg:width="453.23pt" svg:height="255.26pt" svg:x="1656.34pt" svg:y="298.91pt">
            <loext:p draw:notify-on-update-of-ranges="Sheet1.P27:Sheet1.P34 Sheet1.Q26:Sheet1.Q26 Sheet1.Q27:Sheet1.Q34 Sheet1.S26:Sheet1.S26 Sheet1.S27:Sheet1.S3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53.23pt" svg:height="255.26pt" svg:x="1654.81pt" svg:y="600.12pt">
            <loext:p draw:notify-on-update-of-ranges="Sheet1.P27:Sheet1.P34 Sheet1.Q26:Sheet1.Q26 Sheet1.Q49:Sheet1.Q56 Sheet1.S26:Sheet1.S26 Sheet1.S49:Sheet1.S5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Zero-hypothesi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56954338" calcext:value-type="float">
            <text:p>0.56954338</text:p>
          </table:table-cell>
          <table:table-cell office:value-type="float" office:value="0.56668311" calcext:value-type="float">
            <text:p>0.56668311</text:p>
          </table:table-cell>
          <table:table-cell office:value-type="float" office:value="0.55507341" calcext:value-type="float">
            <text:p>0.555073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  <table:table-cell table:number-columns-repeated="6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string" calcext:value-type="string">
            <text:p>Weighted mean</text:p>
          </table:table-cell>
          <table:table-cell office:value-type="float" office:value="0.146043239212" calcext:value-type="float">
            <text:p>0.1460432392</text:p>
          </table:table-cell>
          <table:table-cell office:value-type="float" office:value="0.144565442822" calcext:value-type="float">
            <text:p>0.1445654428</text:p>
          </table:table-cell>
          <table:table-cell office:value-type="float" office:value="0.134403520822" calcext:value-type="float">
            <text:p>0.134403520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Zero-hypothesis</text:p>
          </table:table-cell>
          <table:table-cell table:style-name="ce3"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39815495" calcext:value-type="float">
            <text:p>0.39815495</text:p>
          </table:table-cell>
          <table:table-cell office:value-type="float" office:value="0.39536485" calcext:value-type="float">
            <text:p>0.39536485</text:p>
          </table:table-cell>
          <table:table-cell office:value-type="float" office:value="0.38415336" calcext:value-type="float">
            <text:p>0.384153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10209553874" calcext:value-type="float">
            <text:p>0.1020955387</text:p>
          </table:table-cell>
          <table:table-cell office:value-type="float" office:value="0.100860768449" calcext:value-type="float">
            <text:p>0.1008607684</text:p>
          </table:table-cell>
          <table:table-cell office:value-type="float" office:value="0.0930175425402" calcext:value-type="float">
            <text:p>0.093017542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64173079" calcext:value-type="float">
            <text:p>0.64173079</text:p>
          </table:table-cell>
          <table:table-cell office:value-type="float" office:value="0.58046851" calcext:value-type="float">
            <text:p>0.58046851</text:p>
          </table:table-cell>
          <table:table-cell office:value-type="float" office:value="0.51895499" calcext:value-type="float">
            <text:p>0.5189549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0.00785083" calcext:value-type="float">
            <text:p>0.00785083</text:p>
          </table:table-cell>
          <table:table-cell office:value-type="float" office:value="0.07725322" calcext:value-type="float">
            <text:p>0.0772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46786547" calcext:value-type="float">
            <text:p>0.46786547</text:p>
          </table:table-cell>
          <table:table-cell office:value-type="float" office:value="0.43339806" calcext:value-type="float">
            <text:p>0.43339806</text:p>
          </table:table-cell>
          <table:table-cell office:value-type="float" office:value="0.30171101" calcext:value-type="float">
            <text:p>0.3017110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14488424" calcext:value-type="float">
            <text:p>0.14488424</text:p>
          </table:table-cell>
          <table:table-cell office:value-type="float" office:value="0.20285261" calcext:value-type="float">
            <text:p>0.20285261</text:p>
          </table:table-cell>
          <table:table-cell office:value-type="float" office:value="0.03342195" calcext:value-type="float">
            <text:p>0.0334219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47742033" calcext:value-type="float">
            <text:p>0.47742033</text:p>
          </table:table-cell>
          <table:table-cell table:style-name="ce4" office:value-type="float" office:value="0.42307692" calcext:value-type="float">
            <text:p>0.42307692</text:p>
          </table:table-cell>
          <table:table-cell office:value-type="float" office:value="0.32676276" calcext:value-type="float">
            <text:p>0.3267627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15969163" calcext:value-type="float">
            <text:p>0.15969163</text:p>
          </table:table-cell>
          <table:table-cell office:value-type="float" office:value="0.16494845" calcext:value-type="float">
            <text:p>0.16494845</text:p>
          </table:table-cell>
          <table:table-cell office:value-type="float" office:value="0.0804818" calcext:value-type="float">
            <text:p>0.080481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06422018" calcext:value-type="float">
            <text:p>0.06422018</text:p>
          </table:table-cell>
          <table:table-cell office:value-type="float" office:value="0.10285714" calcext:value-type="float">
            <text:p>0.10285714</text:p>
          </table:table-cell>
          <table:table-cell office:value-type="float" office:value="0.01650619" calcext:value-type="float">
            <text:p>0.0165061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420570602277" calcext:value-type="float">
            <text:p>0.4205706023</text:p>
          </table:table-cell>
          <table:table-cell office:value-type="float" office:value="0.391692997207" calcext:value-type="float">
            <text:p>0.3916929972</text:p>
          </table:table-cell>
          <table:table-cell office:value-type="float" office:value="0.29034567499" calcext:value-type="float">
            <text:p>0.29034567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0859451" calcext:value-type="float">
            <text:p>0.70859451</text:p>
          </table:table-cell>
          <table:table-cell office:value-type="float" office:value="0.60997442" calcext:value-type="float">
            <text:p>0.60997442</text:p>
          </table:table-cell>
          <table:table-cell office:value-type="float" office:value="0.57011387" calcext:value-type="float">
            <text:p>0.5701138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67710843" calcext:value-type="float">
            <text:p>0.67710843</text:p>
          </table:table-cell>
          <table:table-cell office:value-type="float" office:value="0.55192878" calcext:value-type="float">
            <text:p>0.55192878</text:p>
          </table:table-cell>
          <table:table-cell office:value-type="float" office:value="0.43435646" calcext:value-type="float">
            <text:p>0.434356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80833333" calcext:value-type="float">
            <text:p>0.80833333</text:p>
          </table:table-cell>
          <table:table-cell office:value-type="float" office:value="0.53781513" calcext:value-type="float">
            <text:p>0.53781513</text:p>
          </table:table-cell>
          <table:table-cell office:value-type="float" office:value="0.15277778" calcext:value-type="float">
            <text:p>0.1527777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63729839" calcext:value-type="float">
            <text:p>0.63729839</text:p>
          </table:table-cell>
          <table:table-cell office:value-type="float" office:value="0.52333932" calcext:value-type="float">
            <text:p>0.52333932</text:p>
          </table:table-cell>
          <table:table-cell office:value-type="float" office:value="0.44409149" calcext:value-type="float">
            <text:p>0.444091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76923077" calcext:value-type="float">
            <text:p>0.76923077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.33485194" calcext:value-type="float">
            <text:p>0.3348519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81914894" calcext:value-type="float">
            <text:p>0.81914894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13333333" calcext:value-type="float">
            <text:p>0.1333333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71311729204" calcext:value-type="float">
            <text:p>0.713117292</text:p>
          </table:table-cell>
          <table:table-cell office:value-type="float" office:value="0.54163497771" calcext:value-type="float">
            <text:p>0.5416349777</text:p>
          </table:table-cell>
          <table:table-cell office:value-type="float" office:value="0.405418094676" calcext:value-type="float">
            <text:p>0.405418094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443736" calcext:value-type="float">
            <text:p>0.99443736</text:p>
          </table:table-cell>
          <table:table-cell office:value-type="float" office:value="0.83203359" calcext:value-type="float">
            <text:p>0.83203359</text:p>
          </table:table-cell>
          <table:table-cell office:value-type="float" office:value="0.65558891" calcext:value-type="float">
            <text:p>0.655588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office:value-type="float" office:value="0.62046205" calcext:value-type="float">
            <text:p>0.62046205</text:p>
          </table:table-cell>
          <table:table-cell office:value-type="float" office:value="0.08929946" calcext:value-type="float">
            <text:p>0.089299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99764166" calcext:value-type="float">
            <text:p>0.99764166</text:p>
          </table:table-cell>
          <table:table-cell office:value-type="float" office:value="0.77570389" calcext:value-type="float">
            <text:p>0.77570389</text:p>
          </table:table-cell>
          <table:table-cell office:value-type="float" office:value="0.52407717" calcext:value-type="float">
            <text:p>0.5240771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99938436" calcext:value-type="float">
            <text:p>0.99938436</text:p>
          </table:table-cell>
          <table:table-cell office:value-type="float" office:value="0.6482593" calcext:value-type="float">
            <text:p>0.6482593</text:p>
          </table:table-cell>
          <table:table-cell office:value-type="float" office:value="0.20303662" calcext:value-type="float">
            <text:p>0.2030366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99697227" calcext:value-type="float">
            <text:p>0.99697227</text:p>
          </table:table-cell>
          <table:table-cell table:style-name="ce4" office:value-type="float" office:value="0.75737393" calcext:value-type="float">
            <text:p>0.75737393</text:p>
          </table:table-cell>
          <table:table-cell office:value-type="float" office:value="0.47179711" calcext:value-type="float">
            <text:p>0.4717971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877074" calcext:value-type="float">
            <text:p>0.99877074</text:p>
          </table:table-cell>
          <table:table-cell office:value-type="float" office:value="0.65060241" calcext:value-type="float">
            <text:p>0.65060241</text:p>
          </table:table-cell>
          <table:table-cell office:value-type="float" office:value="0.16800677" calcext:value-type="float">
            <text:p>0.1680067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99934853" calcext:value-type="float">
            <text:p>0.99934853</text:p>
          </table:table-cell>
          <table:table-cell office:value-type="float" office:value="0.66413181" calcext:value-type="float">
            <text:p>0.66413181</text:p>
          </table:table-cell>
          <table:table-cell office:value-type="float" office:value="0.09078498" calcext:value-type="float">
            <text:p>0.0907849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997077355811" calcext:value-type="float">
            <text:p>0.9970773558</text:p>
          </table:table-cell>
          <table:table-cell office:value-type="float" office:value="0.753463244285" calcext:value-type="float">
            <text:p>0.7534632443</text:p>
          </table:table-cell>
          <table:table-cell office:value-type="float" office:value="0.440751765186" calcext:value-type="float">
            <text:p>0.44075176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976698" calcext:value-type="float">
            <text:p>0.99976698</text:p>
          </table:table-cell>
          <table:table-cell office:value-type="float" office:value="0.86904762" calcext:value-type="float">
            <text:p>0.86904762</text:p>
          </table:table-cell>
          <table:table-cell office:value-type="float" office:value="0.70622744" calcext:value-type="float">
            <text:p>0.706227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1755725" calcext:value-type="float">
            <text:p>0.71755725</text:p>
          </table:table-cell>
          <table:table-cell office:value-type="float" office:value="0.20640569" calcext:value-type="float">
            <text:p>0.206405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99987224" calcext:value-type="float">
            <text:p>0.99987224</text:p>
          </table:table-cell>
          <table:table-cell office:value-type="float" office:value="0.80235602" calcext:value-type="float">
            <text:p>0.80235602</text:p>
          </table:table-cell>
          <table:table-cell office:value-type="float" office:value="0.58673469" calcext:value-type="float">
            <text:p>0.586734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0.73569482" calcext:value-type="float">
            <text:p>0.73569482</text:p>
          </table:table-cell>
          <table:table-cell office:value-type="float" office:value="0.33629191" calcext:value-type="float">
            <text:p>0.336291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1" calcext:value-type="float">
            <text:p>1</text:p>
          </table:table-cell>
          <table:table-cell office:value-type="float" office:value="0.79494008" calcext:value-type="float">
            <text:p>0.79494008</text:p>
          </table:table-cell>
          <table:table-cell office:value-type="float" office:value="0.57710822" calcext:value-type="float">
            <text:p>0.5771082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907777" calcext:value-type="float">
            <text:p>0.99907777</text:p>
          </table:table-cell>
          <table:table-cell office:value-type="float" office:value="0.73972603" calcext:value-type="float">
            <text:p>0.73972603</text:p>
          </table:table-cell>
          <table:table-cell office:value-type="float" office:value="0.26256614" calcext:value-type="float">
            <text:p>0.2625661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1" calcext:value-type="float">
            <text:p>1</text:p>
          </table:table-cell>
          <table:table-cell office:value-type="float" office:value="0.7797619" calcext:value-type="float">
            <text:p>0.7797619</text:p>
          </table:table-cell>
          <table:table-cell office:value-type="float" office:value="0.15045249" calcext:value-type="float">
            <text:p>0.150452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999821827499" calcext:value-type="float">
            <text:p>0.9998218275</text:p>
          </table:table-cell>
          <table:table-cell office:value-type="float" office:value="0.803392317785" calcext:value-type="float">
            <text:p>0.8033923178</text:p>
          </table:table-cell>
          <table:table-cell office:value-type="float" office:value="0.521429864919" calcext:value-type="float">
            <text:p>0.5214298649</text:p>
          </table:table-cell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48.2pt" svg:y="55.7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44.32pt" svg:y="598.62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46pt" svg:height="255.26pt" svg:x="1631.25pt" svg:y="68.54pt">
            <loext:p draw:notify-on-update-of-ranges="learning_curve.A4:learning_curve.A64 learning_curve.B3:learning_curve.B3 learning_curve.X4:learning_curve.X64 learning_curve.A4:learning_curve.A64 learning_curve.C3:learning_curve.C3 learning_curve.Y4:learning_curve.Y6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53.46pt" svg:height="255.26pt" svg:x="2482.75pt" svg:y="38.27pt">
            <loext:p draw:notify-on-update-of-ranges="learning_curve.A4:learning_curve.A64 learning_curve.B3:learning_curve.B3 learning_curve.AK4:learning_curve.AK64 learning_curve.A4:learning_curve.A64 learning_curve.C3:learning_curve.C3 learning_curve.AL4:learning_curve.AL6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46pt" svg:height="255.26pt" svg:x="1621.87pt" svg:y="368.99pt">
            <loext:p draw:notify-on-update-of-ranges="learning_curve.A4:learning_curve.A64 learning_curve.B3:learning_curve.B3 learning_curve.AH4:learning_curve.AH64 learning_curve.A4:learning_curve.A64 learning_curve.C3:learning_curve.C3 learning_curve.AI4:learning_curve.AI64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453.46pt" svg:height="255.26pt" svg:x="206.05pt" svg:y="1044.34pt">
            <loext:p draw:notify-on-update-of-ranges="learning_curve.A83:learning_curve.A113 learning_curve.A83:learning_curve.A113 learning_curve.B82:learning_curve.B82 learning_curve.B83:learning_curve.B11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  <table:table-cell/>
          <table:table-cell office:value-type="string" calcext:value-type="string">
            <text:p>epsilon 1e-8</text:p>
          </table:table-cell>
          <table:table-cell table:number-columns-repeated="9"/>
          <table:table-cell office:value-type="string" calcext:value-type="string">
            <text:p>all samples</text:p>
          </table:table-cell>
          <table:table-cell table:number-columns-repeated="2"/>
          <table:table-cell office:value-type="string" calcext:value-type="string">
            <text:p>100 samp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16"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  <table:table-cell/>
          <table:table-cell office:value-type="float" office:value="0.199535277505" calcext:value-type="float">
            <text:p>0.1995352775</text:p>
          </table:table-cell>
          <table:table-cell office:value-type="float" office:value="0.157523202996" calcext:value-type="float">
            <text:p>0.157523203</text:p>
          </table:table-cell>
          <table:table-cell table:number-columns-repeated="8"/>
          <table:table-cell office:value-type="float" office:value="0.182564508215" calcext:value-type="float">
            <text:p>0.1825645082</text:p>
          </table:table-cell>
          <table:table-cell office:value-type="float" office:value="0.182618925631" calcext:value-type="float">
            <text:p>0.1826189256</text:p>
          </table:table-cell>
          <table:table-cell/>
          <table:table-cell office:value-type="float" office:value="0.0472154515889" calcext:value-type="float">
            <text:p>0.0472154516</text:p>
          </table:table-cell>
          <table:table-cell office:value-type="float" office:value="0.0474846992088" calcext:value-type="float">
            <text:p>0.0474846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  <table:table-cell/>
          <table:table-cell office:value-type="float" office:value="0.314717871204" calcext:value-type="float">
            <text:p>0.3147178712</text:p>
          </table:table-cell>
          <table:table-cell office:value-type="float" office:value="0.289389721451" calcext:value-type="float">
            <text:p>0.289389721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0501595551" calcext:value-type="float">
            <text:p>0.1405015956</text:p>
          </table:table-cell>
          <table:table-cell office:value-type="float" office:value="0.121204159825" calcext:value-type="float">
            <text:p>0.12120415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8662743904" calcext:value-type="float">
            <text:p>0.1786627439</text:p>
          </table:table-cell>
          <table:table-cell office:value-type="float" office:value="0.137221117549" calcext:value-type="float">
            <text:p>0.137221117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78171443598" calcext:value-type="float">
            <text:p>0.2781714436</text:p>
          </table:table-cell>
          <table:table-cell office:value-type="float" office:value="0.227218503081" calcext:value-type="float">
            <text:p>0.2272185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4784155139" calcext:value-type="float">
            <text:p>0.1747841551</text:p>
          </table:table-cell>
          <table:table-cell office:value-type="float" office:value="0.137649240138" calcext:value-type="float">
            <text:p>0.1376492401</text:p>
          </table:table-cell>
          <table:table-cell table:number-columns-repeated="8"/>
          <table:table-cell office:value-type="float" office:value="0.0315796608573" calcext:value-type="float">
            <text:p>0.0315796609</text:p>
          </table:table-cell>
          <table:table-cell office:value-type="float" office:value="0.0297751539963" calcext:value-type="float">
            <text:p>0.029775154</text:p>
          </table:table-cell>
          <table:table-cell/>
          <table:table-cell office:value-type="float" office:value="0.304097369524" calcext:value-type="float">
            <text:p>0.3040973695</text:p>
          </table:table-cell>
          <table:table-cell office:value-type="float" office:value="0.278942641012" calcext:value-type="float">
            <text:p>0.278942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  <table:table-cell/>
          <table:table-cell office:value-type="float" office:value="0.223183600427" calcext:value-type="float">
            <text:p>0.2231836004</text:p>
          </table:table-cell>
          <table:table-cell office:value-type="float" office:value="0.154086294948" calcext:value-type="float">
            <text:p>0.1540862949</text:p>
          </table:table-cell>
          <table:table-cell table:number-columns-repeated="8"/>
          <table:table-cell office:value-type="float" office:value="0.156610942234" calcext:value-type="float">
            <text:p>0.1566109422</text:p>
          </table:table-cell>
          <table:table-cell office:value-type="float" office:value="0.15237806833" calcext:value-type="float">
            <text:p>0.1523780683</text:p>
          </table:table-cell>
          <table:table-cell/>
          <table:table-cell office:value-type="float" office:value="0.320595686022" calcext:value-type="float">
            <text:p>0.320595686</text:p>
          </table:table-cell>
          <table:table-cell office:value-type="float" office:value="0.277231274473" calcext:value-type="float">
            <text:p>0.2772312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  <table:table-cell/>
          <table:table-cell office:value-type="float" office:value="0.419955625535" calcext:value-type="float">
            <text:p>0.4199556255</text:p>
          </table:table-cell>
          <table:table-cell office:value-type="float" office:value="0.280114493885" calcext:value-type="float">
            <text:p>0.2801144939</text:p>
          </table:table-cell>
          <table:table-cell table:number-columns-repeated="8"/>
          <table:table-cell office:value-type="float" office:value="0.204778088986" calcext:value-type="float">
            <text:p>0.204778089</text:p>
          </table:table-cell>
          <table:table-cell office:value-type="float" office:value="0.193734363928" calcext:value-type="float">
            <text:p>0.1937343639</text:p>
          </table:table-cell>
          <table:table-cell/>
          <table:table-cell office:value-type="float" office:value="0.292754776931" calcext:value-type="float">
            <text:p>0.2927547769</text:p>
          </table:table-cell>
          <table:table-cell office:value-type="float" office:value="0.232032335481" calcext:value-type="float">
            <text:p>0.2320323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  <table:table-cell/>
          <table:table-cell office:value-type="float" office:value="0.544940975951" calcext:value-type="float">
            <text:p>0.544940976</text:p>
          </table:table-cell>
          <table:table-cell office:value-type="float" office:value="0.302838722477" calcext:value-type="float">
            <text:p>0.3028387225</text:p>
          </table:table-cell>
          <table:table-cell table:number-columns-repeated="8"/>
          <table:table-cell office:value-type="float" office:value="0.238080762045" calcext:value-type="float">
            <text:p>0.238080762</text:p>
          </table:table-cell>
          <table:table-cell office:value-type="float" office:value="0.219072312944" calcext:value-type="float">
            <text:p>0.2190723129</text:p>
          </table:table-cell>
          <table:table-cell/>
          <table:table-cell office:value-type="float" office:value="0.334449044728" calcext:value-type="float">
            <text:p>0.3344490447</text:p>
          </table:table-cell>
          <table:table-cell office:value-type="float" office:value="0.300997852722" calcext:value-type="float">
            <text:p>0.30099785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  <table:table-cell/>
          <table:table-cell office:value-type="float" office:value="0.566721117634" calcext:value-type="float">
            <text:p>0.5667211176</text:p>
          </table:table-cell>
          <table:table-cell office:value-type="float" office:value="0.346040721694" calcext:value-type="float">
            <text:p>0.3460407217</text:p>
          </table:table-cell>
          <table:table-cell table:number-columns-repeated="8"/>
          <table:table-cell office:value-type="float" office:value="0.237865241947" calcext:value-type="float">
            <text:p>0.2378652419</text:p>
          </table:table-cell>
          <table:table-cell office:value-type="float" office:value="0.206092860037" calcext:value-type="float">
            <text:p>0.20609286</text:p>
          </table:table-cell>
          <table:table-cell/>
          <table:table-cell office:value-type="float" office:value="0.36413166374" calcext:value-type="float">
            <text:p>0.3641316637</text:p>
          </table:table-cell>
          <table:table-cell office:value-type="float" office:value="0.392580982236" calcext:value-type="float">
            <text:p>0.3925809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01303599044" calcext:value-type="float">
            <text:p>0.701303599</text:p>
          </table:table-cell>
          <table:table-cell office:value-type="float" office:value="0.417550574517" calcext:value-type="float">
            <text:p>0.4175505745</text:p>
          </table:table-cell>
          <table:table-cell table:number-columns-repeated="8"/>
          <table:table-cell office:value-type="float" office:value="0.232557905618" calcext:value-type="float">
            <text:p>0.2325579056</text:p>
          </table:table-cell>
          <table:table-cell office:value-type="float" office:value="0.177636140351" calcext:value-type="float">
            <text:p>0.1776361404</text:p>
          </table:table-cell>
          <table:table-cell/>
          <table:table-cell office:value-type="float" office:value="0.282536287242" calcext:value-type="float">
            <text:p>0.2825362872</text:p>
          </table:table-cell>
          <table:table-cell office:value-type="float" office:value="0.203629764065" calcext:value-type="float">
            <text:p>0.20362976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21251044563" calcext:value-type="float">
            <text:p>0.8212510446</text:p>
          </table:table-cell>
          <table:table-cell office:value-type="float" office:value="0.501496008332" calcext:value-type="float">
            <text:p>0.5014960083</text:p>
          </table:table-cell>
          <table:table-cell table:number-columns-repeated="8"/>
          <table:table-cell office:value-type="float" office:value="0.320711653784" calcext:value-type="float">
            <text:p>0.3207116538</text:p>
          </table:table-cell>
          <table:table-cell office:value-type="float" office:value="0.239872482301" calcext:value-type="float">
            <text:p>0.2398724823</text:p>
          </table:table-cell>
          <table:table-cell/>
          <table:table-cell office:value-type="float" office:value="0.133382355178" calcext:value-type="float">
            <text:p>0.1333823552</text:p>
          </table:table-cell>
          <table:table-cell office:value-type="float" office:value="0.0446633825944" calcext:value-type="float">
            <text:p>0.0446633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54615990273" calcext:value-type="float">
            <text:p>0.8546159903</text:p>
          </table:table-cell>
          <table:table-cell office:value-type="float" office:value="0.541171559379" calcext:value-type="float">
            <text:p>0.5411715594</text:p>
          </table:table-cell>
          <table:table-cell table:number-columns-repeated="8"/>
          <table:table-cell office:value-type="float" office:value="0.420340439101" calcext:value-type="float">
            <text:p>0.4203404391</text:p>
          </table:table-cell>
          <table:table-cell office:value-type="float" office:value="0.303985528845" calcext:value-type="float">
            <text:p>0.3039855288</text:p>
          </table:table-cell>
          <table:table-cell/>
          <table:table-cell office:value-type="float" office:value="0.184156765953" calcext:value-type="float">
            <text:p>0.184156766</text:p>
          </table:table-cell>
          <table:table-cell office:value-type="float" office:value="0.208456486043" calcext:value-type="float">
            <text:p>0.2084564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  <table:table-cell/>
          <table:table-cell office:value-type="float" office:value="0.853859586637" calcext:value-type="float">
            <text:p>0.8538595866</text:p>
          </table:table-cell>
          <table:table-cell office:value-type="float" office:value="0.535221156659" calcext:value-type="float">
            <text:p>0.5352211567</text:p>
          </table:table-cell>
          <table:table-cell table:number-columns-repeated="8"/>
          <table:table-cell office:value-type="float" office:value="0.57463021319" calcext:value-type="float">
            <text:p>0.5746302132</text:p>
          </table:table-cell>
          <table:table-cell office:value-type="float" office:value="0.407803544914" calcext:value-type="float">
            <text:p>0.4078035449</text:p>
          </table:table-cell>
          <table:table-cell/>
          <table:table-cell office:value-type="float" office:value="0.0750232601962" calcext:value-type="float">
            <text:p>0.0750232602</text:p>
          </table:table-cell>
          <table:table-cell office:value-type="float" office:value="0.0623973727422" calcext:value-type="float">
            <text:p>0.06239737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  <table:table-cell/>
          <table:table-cell office:value-type="float" office:value="0.896952436819" calcext:value-type="float">
            <text:p>0.8969524368</text:p>
          </table:table-cell>
          <table:table-cell office:value-type="float" office:value="0.563804498856" calcext:value-type="float">
            <text:p>0.5638044989</text:p>
          </table:table-cell>
          <table:table-cell table:number-columns-repeated="8"/>
          <table:table-cell office:value-type="float" office:value="0.738603315462" calcext:value-type="float">
            <text:p>0.7386033155</text:p>
          </table:table-cell>
          <table:table-cell office:value-type="float" office:value="0.530175355925" calcext:value-type="float">
            <text:p>0.5301753559</text:p>
          </table:table-cell>
          <table:table-cell/>
          <table:table-cell office:value-type="float" office:value="0.0781266167775" calcext:value-type="float">
            <text:p>0.0781266168</text:p>
          </table:table-cell>
          <table:table-cell office:value-type="float" office:value="0.00344827586207" calcext:value-type="float">
            <text:p>0.00344827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  <table:table-cell/>
          <table:table-cell office:value-type="float" office:value="0.913927776684" calcext:value-type="float">
            <text:p>0.9139277767</text:p>
          </table:table-cell>
          <table:table-cell office:value-type="float" office:value="0.580292656258" calcext:value-type="float">
            <text:p>0.5802926563</text:p>
          </table:table-cell>
          <table:table-cell table:number-columns-repeated="8"/>
          <table:table-cell office:value-type="float" office:value="0.847305090382" calcext:value-type="float">
            <text:p>0.8473050904</text:p>
          </table:table-cell>
          <table:table-cell office:value-type="float" office:value="0.620124541208" calcext:value-type="float">
            <text:p>0.6201245412</text:p>
          </table:table-cell>
          <table:table-cell/>
          <table:table-cell office:value-type="float" office:value="0.103508582662" calcext:value-type="float">
            <text:p>0.1035085827</text:p>
          </table:table-cell>
          <table:table-cell office:value-type="float" office:value="0.123087892144" calcext:value-type="float">
            <text:p>0.12308789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  <table:table-cell/>
          <table:table-cell office:value-type="float" office:value="0.215782732932" calcext:value-type="float">
            <text:p>0.2157827329</text:p>
          </table:table-cell>
          <table:table-cell office:value-type="float" office:value="0.137817071792" calcext:value-type="float">
            <text:p>0.1378170718</text:p>
          </table:table-cell>
          <table:table-cell table:number-columns-repeated="8"/>
          <table:table-cell office:value-type="float" office:value="0.839346948216" calcext:value-type="float">
            <text:p>0.8393469482</text:p>
          </table:table-cell>
          <table:table-cell office:value-type="float" office:value="0.620248020352" calcext:value-type="float">
            <text:p>0.6202480204</text:p>
          </table:table-cell>
          <table:table-cell/>
          <table:table-cell office:value-type="float" office:value="0.0181728603604" calcext:value-type="float">
            <text:p>0.0181728604</text:p>
          </table:table-cell>
          <table:table-cell office:value-type="float" office:value="0.00383141762452" calcext:value-type="float">
            <text:p>0.00383141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  <table:table-cell/>
          <table:table-cell office:value-type="float" office:value="0.600008975479" calcext:value-type="float">
            <text:p>0.6000089755</text:p>
          </table:table-cell>
          <table:table-cell office:value-type="float" office:value="0.385969249569" calcext:value-type="float">
            <text:p>0.3859692496</text:p>
          </table:table-cell>
          <table:table-cell table:number-columns-repeated="8"/>
          <table:table-cell office:value-type="float" office:value="0.863846152817" calcext:value-type="float">
            <text:p>0.8638461528</text:p>
          </table:table-cell>
          <table:table-cell office:value-type="float" office:value="0.633137111382" calcext:value-type="float">
            <text:p>0.6331371114</text:p>
          </table:table-cell>
          <table:table-cell/>
          <table:table-cell office:value-type="float" office:value="0.0859576968273" calcext:value-type="float">
            <text:p>0.0859576968</text:p>
          </table:table-cell>
          <table:table-cell office:value-type="float" office:value="0.114401622718" calcext:value-type="float">
            <text:p>0.1144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  <table:table-cell/>
          <table:table-cell office:value-type="float" office:value="0.748302461956" calcext:value-type="float">
            <text:p>0.748302462</text:p>
          </table:table-cell>
          <table:table-cell office:value-type="float" office:value="0.46187079612" calcext:value-type="float">
            <text:p>0.4618707961</text:p>
          </table:table-cell>
          <table:table-cell table:number-columns-repeated="8"/>
          <table:table-cell office:value-type="float" office:value="0.929339688625" calcext:value-type="float">
            <text:p>0.9293396886</text:p>
          </table:table-cell>
          <table:table-cell office:value-type="float" office:value="0.692522877264" calcext:value-type="float">
            <text:p>0.6925228773</text:p>
          </table:table-cell>
          <table:table-cell/>
          <table:table-cell office:value-type="float" office:value="0.047731092437" calcext:value-type="float">
            <text:p>0.0477310924</text:p>
          </table:table-cell>
          <table:table-cell office:value-type="float" office:value="0.0574712643678" calcext:value-type="float">
            <text:p>0.05747126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  <table:table-cell/>
          <table:table-cell office:value-type="float" office:value="0.792285772269" calcext:value-type="float">
            <text:p>0.7922857723</text:p>
          </table:table-cell>
          <table:table-cell office:value-type="float" office:value="0.488796211085" calcext:value-type="float">
            <text:p>0.4887962111</text:p>
          </table:table-cell>
          <table:table-cell table:number-columns-repeated="8"/>
          <table:table-cell office:value-type="float" office:value="0.943830594836" calcext:value-type="float">
            <text:p>0.9438305948</text:p>
          </table:table-cell>
          <table:table-cell office:value-type="float" office:value="0.70560495787" calcext:value-type="float">
            <text:p>0.7056049579</text:p>
          </table:table-cell>
          <table:table-cell/>
          <table:table-cell office:value-type="float" office:value="0.113590617168" calcext:value-type="float">
            <text:p>0.1135906172</text:p>
          </table:table-cell>
          <table:table-cell office:value-type="float" office:value="0.0804597701149" calcext:value-type="float">
            <text:p>0.08045977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  <table:table-cell/>
          <table:table-cell office:value-type="float" office:value="0.844633435886" calcext:value-type="float">
            <text:p>0.8446334359</text:p>
          </table:table-cell>
          <table:table-cell office:value-type="float" office:value="0.555277510057" calcext:value-type="float">
            <text:p>0.5552775101</text:p>
          </table:table-cell>
          <table:table-cell table:number-columns-repeated="8"/>
          <table:table-cell office:value-type="float" office:value="0.96895946561" calcext:value-type="float">
            <text:p>0.9689594656</text:p>
          </table:table-cell>
          <table:table-cell office:value-type="float" office:value="0.720977657625" calcext:value-type="float">
            <text:p>0.7209776576</text:p>
          </table:table-cell>
          <table:table-cell/>
          <table:table-cell office:value-type="float" office:value="0.228499125379" calcext:value-type="float">
            <text:p>0.2284991254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  <table:table-cell/>
          <table:table-cell office:value-type="float" office:value="0.62796081053" calcext:value-type="float">
            <text:p>0.6279608105</text:p>
          </table:table-cell>
          <table:table-cell office:value-type="float" office:value="0.410485841876" calcext:value-type="float">
            <text:p>0.4104858419</text:p>
          </table:table-cell>
          <table:table-cell table:number-columns-repeated="8"/>
          <table:table-cell office:value-type="float" office:value="0.969848201518" calcext:value-type="float">
            <text:p>0.9698482015</text:p>
          </table:table-cell>
          <table:table-cell office:value-type="float" office:value="0.72658326007" calcext:value-type="float">
            <text:p>0.7265832601</text:p>
          </table:table-cell>
          <table:table-cell/>
          <table:table-cell office:value-type="float" office:value="0.195036093065" calcext:value-type="float">
            <text:p>0.1950360931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  <table:table-cell/>
          <table:table-cell office:value-type="float" office:value="0.761964358122" calcext:value-type="float">
            <text:p>0.7619643581</text:p>
          </table:table-cell>
          <table:table-cell office:value-type="float" office:value="0.469772909328" calcext:value-type="float">
            <text:p>0.4697729093</text:p>
          </table:table-cell>
          <table:table-cell table:number-columns-repeated="8"/>
          <table:table-cell office:value-type="float" office:value="0.976024579984" calcext:value-type="float">
            <text:p>0.97602458</text:p>
          </table:table-cell>
          <table:table-cell office:value-type="float" office:value="0.731000325069" calcext:value-type="float">
            <text:p>0.7310003251</text:p>
          </table:table-cell>
          <table:table-cell/>
          <table:table-cell office:value-type="float" office:value="0.202127371274" calcext:value-type="float">
            <text:p>0.2021273713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  <table:table-cell/>
          <table:table-cell office:value-type="float" office:value="0.814864893465" calcext:value-type="float">
            <text:p>0.8148648935</text:p>
          </table:table-cell>
          <table:table-cell office:value-type="float" office:value="0.512441065939" calcext:value-type="float">
            <text:p>0.5124410659</text:p>
          </table:table-cell>
          <table:table-cell table:number-columns-repeated="8"/>
          <table:table-cell office:value-type="float" office:value="0.986943691813" calcext:value-type="float">
            <text:p>0.9869436918</text:p>
          </table:table-cell>
          <table:table-cell office:value-type="float" office:value="0.733834861906" calcext:value-type="float">
            <text:p>0.7338348619</text:p>
          </table:table-cell>
          <table:table-cell/>
          <table:table-cell office:value-type="float" office:value="0.271965408805" calcext:value-type="float">
            <text:p>0.2719654088</text:p>
          </table:table-cell>
          <table:table-cell office:value-type="float" office:value="0.220032840722" calcext:value-type="float">
            <text:p>0.22003284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  <table:table-cell/>
          <table:table-cell office:value-type="float" office:value="0.864445749571" calcext:value-type="float">
            <text:p>0.8644457496</text:p>
          </table:table-cell>
          <table:table-cell office:value-type="float" office:value="0.55098300313" calcext:value-type="float">
            <text:p>0.5509830031</text:p>
          </table:table-cell>
          <table:table-cell table:number-columns-repeated="8"/>
          <table:table-cell office:value-type="float" office:value="0.998903892158" calcext:value-type="float">
            <text:p>0.9989038922</text:p>
          </table:table-cell>
          <table:table-cell office:value-type="float" office:value="0.750068132156" calcext:value-type="float">
            <text:p>0.7500681322</text:p>
          </table:table-cell>
          <table:table-cell/>
          <table:table-cell office:value-type="float" office:value="0.237058576507" calcext:value-type="float">
            <text:p>0.2370585765</text:p>
          </table:table-cell>
          <table:table-cell office:value-type="float" office:value="0.111405835544" calcext:value-type="float">
            <text:p>0.11140583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  <table:table-cell/>
          <table:table-cell office:value-type="float" office:value="0.946108324507" calcext:value-type="float">
            <text:p>0.9461083245</text:p>
          </table:table-cell>
          <table:table-cell office:value-type="float" office:value="0.635871876936" calcext:value-type="float">
            <text:p>0.6358718769</text:p>
          </table:table-cell>
          <table:table-cell table:number-columns-repeated="8"/>
          <table:table-cell office:value-type="float" office:value="0.998342268138" calcext:value-type="float">
            <text:p>0.9983422681</text:p>
          </table:table-cell>
          <table:table-cell office:value-type="float" office:value="0.74645423091" calcext:value-type="float">
            <text:p>0.7464542309</text:p>
          </table:table-cell>
          <table:table-cell/>
          <table:table-cell office:value-type="float" office:value="0.272282869122" calcext:value-type="float">
            <text:p>0.2722828691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  <table:table-cell/>
          <table:table-cell office:value-type="float" office:value="0.967747734963" calcext:value-type="float">
            <text:p>0.967747735</text:p>
          </table:table-cell>
          <table:table-cell office:value-type="float" office:value="0.669241318783" calcext:value-type="float">
            <text:p>0.6692413188</text:p>
          </table:table-cell>
          <table:table-cell table:number-columns-repeated="8"/>
          <table:table-cell office:value-type="float" office:value="0.999182735448" calcext:value-type="float">
            <text:p>0.9991827354</text:p>
          </table:table-cell>
          <table:table-cell office:value-type="float" office:value="0.749017243348" calcext:value-type="float">
            <text:p>0.7490172433</text:p>
          </table:table-cell>
          <table:table-cell/>
          <table:table-cell office:value-type="float" office:value="0.273807546274" calcext:value-type="float">
            <text:p>0.273807546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  <table:table-cell/>
          <table:table-cell office:value-type="float" office:value="0.988373752931" calcext:value-type="float">
            <text:p>0.9883737529</text:p>
          </table:table-cell>
          <table:table-cell office:value-type="float" office:value="0.671608441079" calcext:value-type="float">
            <text:p>0.6716084411</text:p>
          </table:table-cell>
          <table:table-cell table:number-columns-repeated="8"/>
          <table:table-cell office:value-type="float" office:value="0.998902840059" calcext:value-type="float">
            <text:p>0.9989028401</text:p>
          </table:table-cell>
          <table:table-cell office:value-type="float" office:value="0.753447625666" calcext:value-type="float">
            <text:p>0.7534476257</text:p>
          </table:table-cell>
          <table:table-cell/>
          <table:table-cell office:value-type="float" office:value="0.318237818383" calcext:value-type="float">
            <text:p>0.3182378184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7341595251" calcext:value-type="float">
            <text:p>0.6873415953</text:p>
          </table:table-cell>
          <table:table-cell table:number-columns-repeated="8"/>
          <table:table-cell office:value-type="float" office:value="0.999721835755" calcext:value-type="float">
            <text:p>0.9997218358</text:p>
          </table:table-cell>
          <table:table-cell office:value-type="float" office:value="0.754981020791" calcext:value-type="float">
            <text:p>0.7549810208</text:p>
          </table:table-cell>
          <table:table-cell/>
          <table:table-cell office:value-type="float" office:value="0.313037601933" calcext:value-type="float">
            <text:p>0.3130376019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6514329497" calcext:value-type="float">
            <text:p>0.6865143295</text:p>
          </table:table-cell>
          <table:table-cell table:number-columns-repeated="8"/>
          <table:table-cell office:value-type="float" office:value="0.999666194247" calcext:value-type="float">
            <text:p>0.9996661942</text:p>
          </table:table-cell>
          <table:table-cell office:value-type="float" office:value="0.752647607715" calcext:value-type="float">
            <text:p>0.7526476077</text:p>
          </table:table-cell>
          <table:table-cell/>
          <table:table-cell office:value-type="float" office:value="0.389476853791" calcext:value-type="float">
            <text:p>0.3894768538</text:p>
          </table:table-cell>
          <table:table-cell office:value-type="float" office:value="0.337931034483" calcext:value-type="float">
            <text:p>0.33793103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  <table:table-cell/>
          <table:table-cell office:value-type="float" office:value="0.454776093241" calcext:value-type="float">
            <text:p>0.4547760932</text:p>
          </table:table-cell>
          <table:table-cell office:value-type="float" office:value="0.323396970882" calcext:value-type="float">
            <text:p>0.3233969709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2283677319" calcext:value-type="float">
            <text:p>0.7522836773</text:p>
          </table:table-cell>
          <table:table-cell/>
          <table:table-cell office:value-type="float" office:value="0.357414788277" calcext:value-type="float">
            <text:p>0.3574147883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  <table:table-cell/>
          <table:table-cell office:value-type="float" office:value="0.713951887449" calcext:value-type="float">
            <text:p>0.7139518874</text:p>
          </table:table-cell>
          <table:table-cell office:value-type="float" office:value="0.438303987319" calcext:value-type="float">
            <text:p>0.4383039873</text:p>
          </table:table-cell>
          <table:table-cell table:number-columns-repeated="8"/>
          <table:table-cell office:value-type="float" office:value="0.999796082921" calcext:value-type="float">
            <text:p>0.9997960829</text:p>
          </table:table-cell>
          <table:table-cell office:value-type="float" office:value="0.753473879351" calcext:value-type="float">
            <text:p>0.7534738794</text:p>
          </table:table-cell>
          <table:table-cell/>
          <table:table-cell office:value-type="float" office:value="0.209397546898" calcext:value-type="float">
            <text:p>0.2093975469</text:p>
          </table:table-cell>
          <table:table-cell office:value-type="float" office:value="0.222988505747" calcext:value-type="float">
            <text:p>0.22298850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  <table:table-cell/>
          <table:table-cell office:value-type="float" office:value="0.87432904641" calcext:value-type="float">
            <text:p>0.8743290464</text:p>
          </table:table-cell>
          <table:table-cell office:value-type="float" office:value="0.537471533248" calcext:value-type="float">
            <text:p>0.5374715332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3865565182" calcext:value-type="float">
            <text:p>0.7538655652</text:p>
          </table:table-cell>
          <table:table-cell/>
          <table:table-cell office:value-type="float" office:value="0.310331335331" calcext:value-type="float">
            <text:p>0.310331335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  <table:table-cell/>
          <table:table-cell office:value-type="float" office:value="0.888673816281" calcext:value-type="float">
            <text:p>0.8886738163</text:p>
          </table:table-cell>
          <table:table-cell office:value-type="float" office:value="0.563558600004" calcext:value-type="float">
            <text:p>0.5635586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3106283035" calcext:value-type="float">
            <text:p>0.753106283</text:p>
          </table:table-cell>
          <table:table-cell/>
          <table:table-cell office:value-type="float" office:value="0.352727920228" calcext:value-type="float">
            <text:p>0.3527279202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  <table:table-cell/>
          <table:table-cell office:value-type="float" office:value="0.892924853138" calcext:value-type="float">
            <text:p>0.8929248531</text:p>
          </table:table-cell>
          <table:table-cell office:value-type="float" office:value="0.562669270131" calcext:value-type="float">
            <text:p>0.5626692701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4305626142" calcext:value-type="float">
            <text:p>0.7543056261</text:p>
          </table:table-cell>
          <table:table-cell/>
          <table:table-cell office:value-type="float" office:value="0.353471923536" calcext:value-type="float">
            <text:p>0.3534719235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  <table:table-cell/>
          <table:table-cell office:value-type="float" office:value="0.898636670092" calcext:value-type="float">
            <text:p>0.8986366701</text:p>
          </table:table-cell>
          <table:table-cell office:value-type="float" office:value="0.574902552037" calcext:value-type="float">
            <text:p>0.574902552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4795226273" calcext:value-type="float">
            <text:p>0.7547952263</text:p>
          </table:table-cell>
          <table:table-cell/>
          <table:table-cell office:value-type="float" office:value="0.425258042047" calcext:value-type="float">
            <text:p>0.425258042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  <table:table-cell/>
          <table:table-cell office:value-type="float" office:value="0.908891677902" calcext:value-type="float">
            <text:p>0.9088916779</text:p>
          </table:table-cell>
          <table:table-cell office:value-type="float" office:value="0.580331995135" calcext:value-type="float">
            <text:p>0.5803319951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6213961434" calcext:value-type="float">
            <text:p>0.7562139614</text:p>
          </table:table-cell>
          <table:table-cell/>
          <table:table-cell office:value-type="float" office:value="0.425591685119" calcext:value-type="float">
            <text:p>0.4255916851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  <table:table-cell/>
          <table:table-cell office:value-type="float" office:value="0.939056512585" calcext:value-type="float">
            <text:p>0.9390565126</text:p>
          </table:table-cell>
          <table:table-cell office:value-type="float" office:value="0.602157832161" calcext:value-type="float">
            <text:p>0.6021578322</text:p>
          </table:table-cell>
          <table:table-cell table:number-columns-repeated="8"/>
          <table:table-cell office:value-type="float" office:value="0.999870258085" calcext:value-type="float">
            <text:p>0.9998702581</text:p>
          </table:table-cell>
          <table:table-cell office:value-type="float" office:value="0.755775602935" calcext:value-type="float">
            <text:p>0.7557756029</text:p>
          </table:table-cell>
          <table:table-cell/>
          <table:table-cell office:value-type="float" office:value="0.476434937611" calcext:value-type="float">
            <text:p>0.4764349376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  <table:table-cell/>
          <table:table-cell office:value-type="float" office:value="0.98161089293" calcext:value-type="float">
            <text:p>0.9816108929</text:p>
          </table:table-cell>
          <table:table-cell office:value-type="float" office:value="0.637620376474" calcext:value-type="float">
            <text:p>0.6376203765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5135702734" calcext:value-type="float">
            <text:p>0.755135702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61549807213" calcext:value-type="float">
            <text:p>0.661549807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723905" calcext:value-type="float">
            <text:p>0.7552857239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  <table:table-cell/>
          <table:table-cell office:value-type="float" office:value="0.979087299747" calcext:value-type="float">
            <text:p>0.9790872997</text:p>
          </table:table-cell>
          <table:table-cell office:value-type="float" office:value="0.66250380441" calcext:value-type="float">
            <text:p>0.6625038044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5516069812" calcext:value-type="float">
            <text:p>0.7555160698</text:p>
          </table:table-cell>
          <table:table-cell/>
          <table:table-cell office:value-type="float" office:value="0.454721706865" calcext:value-type="float">
            <text:p>0.4547217069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  <table:table-cell/>
          <table:table-cell office:value-type="float" office:value="0.821708790273" calcext:value-type="float">
            <text:p>0.8217087903</text:p>
          </table:table-cell>
          <table:table-cell office:value-type="float" office:value="0.515058110659" calcext:value-type="float">
            <text:p>0.5150581107</text:p>
          </table:table-cell>
          <table:table-cell table:number-columns-repeated="8"/>
          <table:table-cell office:value-type="float" office:value="0.99981463005" calcext:value-type="float">
            <text:p>0.9998146301</text:p>
          </table:table-cell>
          <table:table-cell office:value-type="float" office:value="0.753761357564" calcext:value-type="float">
            <text:p>0.753761357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  <table:table-cell/>
          <table:table-cell office:value-type="float" office:value="0.936311011335" calcext:value-type="float">
            <text:p>0.9363110113</text:p>
          </table:table-cell>
          <table:table-cell office:value-type="float" office:value="0.619594986257" calcext:value-type="float">
            <text:p>0.619594986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838703" calcext:value-type="float">
            <text:p>0.7552838703</text:p>
          </table:table-cell>
          <table:table-cell/>
          <table:table-cell office:value-type="float" office:value="0.475768553035" calcext:value-type="float">
            <text:p>0.475768553</text:p>
          </table:table-cell>
          <table:table-cell office:value-type="float" office:value="0.409404388715" calcext:value-type="float">
            <text:p>0.409404388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  <table:table-cell/>
          <table:table-cell office:value-type="float" office:value="0.974563152586" calcext:value-type="float">
            <text:p>0.9745631526</text:p>
          </table:table-cell>
          <table:table-cell office:value-type="float" office:value="0.668731197527" calcext:value-type="float">
            <text:p>0.6687311975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55627656" calcext:value-type="float">
            <text:p>0.755255627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  <table:table-cell/>
          <table:table-cell office:value-type="float" office:value="0.999597536222" calcext:value-type="float">
            <text:p>0.9995975362</text:p>
          </table:table-cell>
          <table:table-cell office:value-type="float" office:value="0.693072348349" calcext:value-type="float">
            <text:p>0.693072348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7087518589" calcext:value-type="float">
            <text:p>0.7570875186</text:p>
          </table:table-cell>
          <table:table-cell/>
          <table:table-cell office:value-type="float" office:value="0.49617813227" calcext:value-type="float">
            <text:p>0.4961781323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930042473" calcext:value-type="float">
            <text:p>0.693930042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255730403" calcext:value-type="float">
            <text:p>0.7542557304</text:p>
          </table:table-cell>
          <table:table-cell/>
          <table:table-cell office:value-type="float" office:value="0.508366899391" calcext:value-type="float">
            <text:p>0.5083668994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93095493" calcext:value-type="float">
            <text:p>0.703493095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59895661" calcext:value-type="float">
            <text:p>0.756598956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490598862" calcext:value-type="float">
            <text:p>0.701490598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16915356" calcext:value-type="float">
            <text:p>0.7548169154</text:p>
          </table:table-cell>
          <table:table-cell/>
          <table:table-cell office:value-type="float" office:value="0.548640490679" calcext:value-type="float">
            <text:p>0.548640490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548662376" calcext:value-type="float">
            <text:p>0.7015486624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799574895" calcext:value-type="float">
            <text:p>0.7567995749</text:p>
          </table:table-cell>
          <table:table-cell/>
          <table:table-cell office:value-type="float" office:value="0.577373125107" calcext:value-type="float">
            <text:p>0.5773731251</text:p>
          </table:table-cell>
          <table:table-cell office:value-type="float" office:value="0.451724137931" calcext:value-type="float">
            <text:p>0.45172413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54871911" calcext:value-type="float">
            <text:p>0.708654871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3926245625" calcext:value-type="float">
            <text:p>0.7539262456</text:p>
          </table:table-cell>
          <table:table-cell/>
          <table:table-cell office:value-type="float" office:value="0.58109876719" calcext:value-type="float">
            <text:p>0.5810987672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075308254" calcext:value-type="float">
            <text:p>0.7200753083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5641498071" calcext:value-type="float">
            <text:p>0.7556414981</text:p>
          </table:table-cell>
          <table:table-cell/>
          <table:table-cell office:value-type="float" office:value="0.589999387733" calcext:value-type="float">
            <text:p>0.589999387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551869578" calcext:value-type="float">
            <text:p>0.723551869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70742439" calcext:value-type="float">
            <text:p>0.7548707424</text:p>
          </table:table-cell>
          <table:table-cell/>
          <table:table-cell office:value-type="float" office:value="0.115436613475" calcext:value-type="float">
            <text:p>0.1154366135</text:p>
          </table:table-cell>
          <table:table-cell office:value-type="float" office:value="0.0620689655172" calcext:value-type="float">
            <text:p>0.062068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690899232" calcext:value-type="float">
            <text:p>0.718690899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51042035" calcext:value-type="float">
            <text:p>0.755851042</text:p>
          </table:table-cell>
          <table:table-cell/>
          <table:table-cell office:value-type="float" office:value="0.369973876698" calcext:value-type="float">
            <text:p>0.3699738767</text:p>
          </table:table-cell>
          <table:table-cell office:value-type="float" office:value="0.308921729611" calcext:value-type="float">
            <text:p>0.308921729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  <table:table-cell/>
          <table:table-cell office:value-type="float" office:value="0.404427837886" calcext:value-type="float">
            <text:p>0.4044278379</text:p>
          </table:table-cell>
          <table:table-cell office:value-type="float" office:value="0.278295081967" calcext:value-type="float">
            <text:p>0.27829508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862952" calcext:value-type="float">
            <text:p>0.755285863</text:p>
          </table:table-cell>
          <table:table-cell/>
          <table:table-cell office:value-type="float" office:value="0.485188699136" calcext:value-type="float">
            <text:p>0.4851886991</text:p>
          </table:table-cell>
          <table:table-cell office:value-type="float" office:value="0.37074892653" calcext:value-type="float">
            <text:p>0.37074892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  <table:table-cell/>
          <table:table-cell office:value-type="float" office:value="0.816025953772" calcext:value-type="float">
            <text:p>0.8160259538</text:p>
          </table:table-cell>
          <table:table-cell office:value-type="float" office:value="0.511958911187" calcext:value-type="float">
            <text:p>0.511958911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34840941" calcext:value-type="float">
            <text:p>0.7558348409</text:p>
          </table:table-cell>
          <table:table-cell/>
          <table:table-cell office:value-type="float" office:value="0.566456582633" calcext:value-type="float">
            <text:p>0.5664565826</text:p>
          </table:table-cell>
          <table:table-cell office:value-type="float" office:value="0.457403651116" calcext:value-type="float">
            <text:p>0.457403651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  <table:table-cell/>
          <table:table-cell office:value-type="float" office:value="0.868299549997" calcext:value-type="float">
            <text:p>0.86829955</text:p>
          </table:table-cell>
          <table:table-cell office:value-type="float" office:value="0.541763430568" calcext:value-type="float">
            <text:p>0.541763430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922569446" calcext:value-type="float">
            <text:p>0.7559225694</text:p>
          </table:table-cell>
          <table:table-cell/>
          <table:table-cell office:value-type="float" office:value="0.63921957672" calcext:value-type="float">
            <text:p>0.6392195767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  <table:table-cell/>
          <table:table-cell office:value-type="float" office:value="0.894507470642" calcext:value-type="float">
            <text:p>0.8945074706</text:p>
          </table:table-cell>
          <table:table-cell office:value-type="float" office:value="0.571888175562" calcext:value-type="float">
            <text:p>0.571888175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384073283" calcext:value-type="float">
            <text:p>0.7543840733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  <table:table-cell/>
          <table:table-cell office:value-type="float" office:value="0.897315326268" calcext:value-type="float">
            <text:p>0.8973153263</text:p>
          </table:table-cell>
          <table:table-cell office:value-type="float" office:value="0.56833851659" calcext:value-type="float">
            <text:p>0.568338516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2891079894" calcext:value-type="float">
            <text:p>0.7528910799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  <table:table-cell/>
          <table:table-cell office:value-type="float" office:value="0.899907193" calcext:value-type="float">
            <text:p>0.899907193</text:p>
          </table:table-cell>
          <table:table-cell office:value-type="float" office:value="0.567617470575" calcext:value-type="float">
            <text:p>0.5676174706</text:p>
          </table:table-cell>
          <table:table-cell table:number-columns-repeated="8"/>
          <table:table-cell office:value-type="float" office:value="0.999146297765" calcext:value-type="float">
            <text:p>0.9991462978</text:p>
          </table:table-cell>
          <table:table-cell office:value-type="float" office:value="0.749638823129" calcext:value-type="float">
            <text:p>0.7496388231</text:p>
          </table:table-cell>
          <table:table-cell/>
          <table:table-cell office:value-type="float" office:value="0.799260042283" calcext:value-type="float">
            <text:p>0.7992600423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  <table:table-cell/>
          <table:table-cell office:value-type="float" office:value="0.927735300311" calcext:value-type="float">
            <text:p>0.9277353003</text:p>
          </table:table-cell>
          <table:table-cell office:value-type="float" office:value="0.592558411732" calcext:value-type="float">
            <text:p>0.5925584117</text:p>
          </table:table-cell>
          <table:table-cell table:number-columns-repeated="8"/>
          <table:table-cell office:value-type="float" office:value="0.999870272819" calcext:value-type="float">
            <text:p>0.9998702728</text:p>
          </table:table-cell>
          <table:table-cell office:value-type="float" office:value="0.753805245027" calcext:value-type="float">
            <text:p>0.75380524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  <table:table-cell/>
          <table:table-cell office:value-type="float" office:value="0.942632591285" calcext:value-type="float">
            <text:p>0.9426325913</text:p>
          </table:table-cell>
          <table:table-cell office:value-type="float" office:value="0.605582627038" calcext:value-type="float">
            <text:p>0.605582627</text:p>
          </table:table-cell>
          <table:table-cell table:number-columns-repeated="8"/>
          <table:table-cell office:value-type="float" office:value="0.999796072899" calcext:value-type="float">
            <text:p>0.9997960729</text:p>
          </table:table-cell>
          <table:table-cell office:value-type="float" office:value="0.754983383505" calcext:value-type="float">
            <text:p>0.754983383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74612814157" calcext:value-type="float">
            <text:p>0.674612814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740883317" calcext:value-type="float">
            <text:p>0.7547408833</text:p>
          </table:table-cell>
          <table:table-cell/>
          <table:table-cell office:value-type="float" office:value="0.796611721612" calcext:value-type="float">
            <text:p>0.7966117216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  <table:table-cell/>
          <table:table-cell office:value-type="float" office:value="0.423782731006" calcext:value-type="float">
            <text:p>0.423782731</text:p>
          </table:table-cell>
          <table:table-cell office:value-type="float" office:value="0.28839114495" calcext:value-type="float">
            <text:p>0.288391145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3463244285" calcext:value-type="float">
            <text:p>0.7534632443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 table:number-rows-repeated="17">
          <table:table-cell table:number-columns-repeated="38"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table:number-columns-repeated="3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848297204" calcext:value-type="float">
            <text:p>0.1718482972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83140036712" calcext:value-type="float">
            <text:p>0.0383140037</text:p>
          </table:table-cell>
          <table:table-cell table:number-columns-repeated="3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9877614234" calcext:value-type="float">
            <text:p>0.1598776142</text:p>
          </table:table-cell>
          <table:table-cell table:number-columns-repeated="3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10081740097" calcext:value-type="float">
            <text:p>0.3100817401</text:p>
          </table:table-cell>
          <table:table-cell table:number-columns-repeated="3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9209378691" calcext:value-type="float">
            <text:p>0.3292093787</text:p>
          </table:table-cell>
          <table:table-cell table:number-columns-repeated="3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12292081009" calcext:value-type="float">
            <text:p>0.312292081</text:p>
          </table:table-cell>
          <table:table-cell table:number-columns-repeated="3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22866569195" calcext:value-type="float">
            <text:p>0.3228665692</text:p>
          </table:table-cell>
          <table:table-cell table:number-columns-repeated="3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8180520678" calcext:value-type="float">
            <text:p>0.3281805207</text:p>
          </table:table-cell>
          <table:table-cell table:number-columns-repeated="3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02216651025" calcext:value-type="float">
            <text:p>0.402216651</text:p>
          </table:table-cell>
          <table:table-cell table:number-columns-repeated="3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47000859761" calcext:value-type="float">
            <text:p>0.4470008598</text:p>
          </table:table-cell>
          <table:table-cell table:number-columns-repeated="3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24128980676" calcext:value-type="float">
            <text:p>0.5241289807</text:p>
          </table:table-cell>
          <table:table-cell table:number-columns-repeated="3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84054599306" calcext:value-type="float">
            <text:p>0.5840545993</text:p>
          </table:table-cell>
          <table:table-cell table:number-columns-repeated="3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22147342269" calcext:value-type="float">
            <text:p>0.6221473423</text:p>
          </table:table-cell>
          <table:table-cell table:number-columns-repeated="3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7097727702" calcext:value-type="float">
            <text:p>0.670977277</text:p>
          </table:table-cell>
          <table:table-cell table:number-columns-repeated="3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01177133922" calcext:value-type="float">
            <text:p>0.7011771339</text:p>
          </table:table-cell>
          <table:table-cell table:number-columns-repeated="3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1870231088" calcext:value-type="float">
            <text:p>0.8187023109</text:p>
          </table:table-cell>
          <table:table-cell table:number-columns-repeated="3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80762816589" calcext:value-type="float">
            <text:p>0.8076281659</text:p>
          </table:table-cell>
          <table:table-cell table:number-columns-repeated="3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16217647338" calcext:value-type="float">
            <text:p>0.9162176473</text:p>
          </table:table-cell>
          <table:table-cell table:number-columns-repeated="3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29649294908" calcext:value-type="float">
            <text:p>0.9296492949</text:p>
          </table:table-cell>
          <table:table-cell table:number-columns-repeated="3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61996433157" calcext:value-type="float">
            <text:p>0.9619964332</text:p>
          </table:table-cell>
          <table:table-cell table:number-columns-repeated="3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58041096007" calcext:value-type="float">
            <text:p>0.958041096</text:p>
          </table:table-cell>
          <table:table-cell table:number-columns-repeated="3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6311781097" calcext:value-type="float">
            <text:p>0.963117811</text:p>
          </table:table-cell>
          <table:table-cell table:number-columns-repeated="3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25980712368" calcext:value-type="float">
            <text:p>0.9259807124</text:p>
          </table:table-cell>
          <table:table-cell table:number-columns-repeated="3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88358520493" calcext:value-type="float">
            <text:p>0.9883585205</text:p>
          </table:table-cell>
          <table:table-cell table:number-columns-repeated="3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92220933465" calcext:value-type="float">
            <text:p>0.9922209335</text:p>
          </table:table-cell>
          <table:table-cell table:number-columns-repeated="3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94108321646" calcext:value-type="float">
            <text:p>0.9941083216</text:p>
          </table:table-cell>
          <table:table-cell table:number-columns-repeated="3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97848549726" calcext:value-type="float">
            <text:p>0.9978485497</text:p>
          </table:table-cell>
          <table:table-cell table:number-columns-repeated="3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97983972131" calcext:value-type="float">
            <text:p>0.9979839721</text:p>
          </table:table-cell>
          <table:table-cell table:number-columns-repeated="3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998903885193" calcext:value-type="float">
            <text:p>0.9989038852</text:p>
          </table:table-cell>
          <table:table-cell table:number-columns-repeated="3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997077355811" calcext:value-type="float">
            <text:p>0.9970773558</text:p>
          </table:table-cell>
          <table:table-cell table:number-columns-repeated="36"/>
        </table:table-row>
      </table:table>
      <table:table table:name="cost_epsilon_dropped" table:style-name="ta1">
        <table:shapes>
          <draw:frame draw:z-index="0" draw:style-name="gr1" draw:text-style-name="P1" svg:width="448.16pt" svg:height="319.21pt" svg:x="376.84pt" svg:y="54.99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5:scores.B29 scores.B25:scores.B29 scores.C24:scores.C24 scores.C25:scores.C29 scores.B25:scores.B29 scores.D24:scores.D24 scores.D25:scores.D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5:scores.B29 scores.B25:scores.B29 scores.C24:scores.C24 scores.C37:scores.C40 scores.B25:scores.B29 scores.D24:scores.D24 scores.D37:scores.D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53.51pt" svg:height="255.09pt" svg:x="915.39pt" svg:y="18.26pt">
            <loext:p draw:notify-on-update-of-ranges="scores.B16:scores.B20 scores.C15:scores.C15 scores.C16:scores.C20 scores.D15:scores.D15 scores.D16:scores.D2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GPU (s)</text:p>
          </table:table-cell>
          <table:table-cell office:value-type="string" calcext:value-type="string">
            <text:p>CPU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2068" calcext:value-type="float">
            <text:p>0.2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20" calcext:value-type="float">
            <text:p>1620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7581" calcext:value-type="float">
            <text:p>7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980" calcext:value-type="float">
            <text:p>1980</text:p>
          </table:table-cell>
          <table:table-cell office:value-type="float" office:value="27754" calcext:value-type="float">
            <text:p>277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2"/>
        </table:table-row>
      </table:table>
      <table:table table:name="base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44.36pt" svg:height="329.78pt" svg:x="564.09pt" svg:y="51.96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08:33:44.430981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8-10T08:39:35.774125701</dc:date>
    <meta:editing-duration>PT18H25M16S</meta:editing-duration>
    <meta:editing-cycles>46</meta:editing-cycles>
    <meta:generator>LibreOffice/5.1.6.2$Linux_X86_64 LibreOffice_project/10m0$Build-2</meta:generator>
    <meta:document-statistic meta:table-count="7" meta:cell-count="2300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1:Sheet1.I12" chart:data-source-has-labels="row" svg:x="1.331cm" svg:y="0.18cm" svg:width="14.349cm" svg:height="7.659cm">
          <chartooo:coordinate-region svg:x="2.508cm" svg:y="0.18cm" svg:width="13.172cm" svg:height="4.048cm"/>
          <chart:axis chart:dimension="x" chart:name="primary-x" chart:style-name="ch3" chartooo:axis-type="auto">
            <chartooo:date-scale/>
            <chart:title svg:x="7.866cm" svg:y="8.019cm" chart:style-name="ch4">
              <text:p>Classes</text:p>
            </chart:title>
            <chart:categories table:cell-range-address="Sheet1.C11:Sheet1.I11"/>
          </chart:axis>
          <chart:axis chart:dimension="y" chart:name="primary-y" chart:style-name="ch5">
            <chart:title svg:x="0.451cm" svg:y="4.979cm" chart:style-name="ch6">
              <text:p># of samples</text:p>
            </chart:title>
            <chart:grid chart:style-name="ch7" chart:class="major"/>
          </chart:axis>
          <chart:series chart:style-name="ch8" chart:values-cell-range-address="Sheet1.C12:Sheet1.I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learning_curve.L3:learning_curve.N64" chart:data-source-has-labels="both" svg:x="1.33cm" svg:y="0.18cm" svg:width="14.349cm" svg:height="6.882cm">
          <chartooo:coordinate-region svg:x="2.057cm" svg:y="0.379cm" svg:width="13.25cm" svg:height="6.036cm"/>
          <chart:axis chart:dimension="x" chart:name="primary-x" chart:style-name="ch4" chartooo:axis-type="auto">
            <chart:title svg:x="7.984cm" svg:y="7.242cm" chart:style-name="ch5">
              <text:p>Epoch</text:p>
            </chart:title>
            <chart:categories table:cell-range-address="learning_curve.L4:learning_curve.L64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10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4.493cm" svg:y="3.954cm" style:legend-expansion="high" chart:style-name="ch2"/>
        <chart:plot-area chart:style-name="ch3" table:cell-range-address="Sheet1.P5:Sheet1.Q12 Sheet1.Q4:Sheet1.Q4 Sheet1.S4:Sheet1.S12" chart:data-source-has-labels="both" svg:x="1.33cm" svg:y="0.18cm" svg:width="12.844cm" svg:height="8.645cm">
          <chartooo:coordinate-region svg:x="2.057cm" svg:y="0.18cm" svg:width="12.117cm" svg:height="5.034cm"/>
          <chart:axis chart:dimension="x" chart:name="primary-x" chart:style-name="ch4" chartooo:axis-type="auto">
            <chartooo:date-scale/>
            <chart:categories table:cell-range-address="Sheet1.P5:Sheet1.P12"/>
          </chart:axis>
          <chart:axis chart:dimension="y" chart:name="primary-y" chart:style-name="ch5">
            <chart:title svg:x="0.451cm" svg:y="5.181cm" chart:style-name="ch6">
              <text:p>F1 score</text:p>
            </chart:title>
            <chart:grid chart:style-name="ch7" chart:class="major"/>
          </chart:axis>
          <chart:series chart:style-name="ch8" chart:values-cell-range-address="Sheet1.Q5:Sheet1.Q12" chart:label-cell-address="Sheet1.Q4:Sheet1.Q4" chart:class="chart:bar">
            <chart:data-point chart:repeated="8"/>
          </chart:series>
          <chart:series chart:style-name="ch9" chart:values-cell-range-address="Sheet1.S5:Sheet1.S12" chart:label-cell-address="Sheet1.S4:Sheet1.S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4:Sheet1.Q4</svg:desc>
                </draw:g>
              </table:table-cell>
              <table:table-cell office:value-type="string">
                <text:p>Tes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5:Sheet1.P12</svg:desc>
                </draw:g>
              </table:table-cell>
              <table:table-cell office:value-type="float" office:value="0.56954338">
                <text:p>0.56954338</text:p>
                <draw:g>
                  <svg:desc>Sheet1.Q5:Sheet1.Q12</svg:desc>
                </draw:g>
              </table:table-cell>
              <table:table-cell office:value-type="float" office:value="0.55507341">
                <text:p>0.55507341</text:p>
                <draw:g>
                  <svg:desc>Sheet1.S5:Sheet1.S12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146043239212">
                <text:p>0.146043239212</text:p>
              </table:table-cell>
              <table:table-cell office:value-type="float" office:value="0.134403520822">
                <text:p>0.1344035208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7:Sheet1.Q34 Sheet1.Q26:Sheet1.Q26 Sheet1.S26:Sheet1.S34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27:Sheet1.Q34" chart:label-cell-address="Sheet1.Q26:Sheet1.Q26" chart:class="chart:bar">
            <chart:data-point chart:repeated="8"/>
          </chart:series>
          <chart:series chart:style-name="ch9" chart:values-cell-range-address="Sheet1.S27:Sheet1.S34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64173079">
                <text:p>0.64173079</text:p>
                <draw:g>
                  <svg:desc>Sheet1.Q27:Sheet1.Q34</svg:desc>
                </draw:g>
              </table:table-cell>
              <table:table-cell office:value-type="float" office:value="0.51895499">
                <text:p>0.51895499</text:p>
                <draw:g>
                  <svg:desc>Sheet1.S27:Sheet1.S34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.00785083">
                <text:p>0.0078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46786547">
                <text:p>0.46786547</text:p>
              </table:table-cell>
              <table:table-cell office:value-type="float" office:value="0.30171101">
                <text:p>0.30171101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14488424">
                <text:p>0.14488424</text:p>
              </table:table-cell>
              <table:table-cell office:value-type="float" office:value="0.03342195">
                <text:p>0.03342195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47742033">
                <text:p>0.47742033</text:p>
              </table:table-cell>
              <table:table-cell office:value-type="float" office:value="0.32676276">
                <text:p>0.32676276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15969163">
                <text:p>0.15969163</text:p>
              </table:table-cell>
              <table:table-cell office:value-type="float" office:value="0.0804818">
                <text:p>0.0804818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06422018">
                <text:p>0.06422018</text:p>
              </table:table-cell>
              <table:table-cell office:value-type="float" office:value="0.01650619">
                <text:p>0.01650619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420570602277">
                <text:p>0.420570602277</text:p>
              </table:table-cell>
              <table:table-cell office:value-type="float" office:value="0.29034567499">
                <text:p>0.290345674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A64 learning_curve.B3:learning_curve.C3 learning_curve.X4:learning_curve.Y64" chart:data-source-has-labels="row" svg:x="0.319cm" svg:y="0.18cm" svg:width="11.846cm" svg:height="8.646cm">
          <chartooo:coordinate-region svg:x="1.046cm" svg:y="0.38cm" svg:width="10.7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X4:learning_curve.X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Y4:learning_curve.Y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99535277505">
                <text:p>0.199535277505</text:p>
                <draw:g>
                  <svg:desc>learning_curve.X4:learning_curve.X64</svg:desc>
                </draw:g>
              </table:table-cell>
              <table:table-cell office:value-type="float" office:value="0.157523202996">
                <text:p>0.157523202996</text:p>
                <draw:g>
                  <svg:desc>learning_curve.Y4:learning_curve.Y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14717871204">
                <text:p>0.314717871204</text:p>
              </table:table-cell>
              <table:table-cell office:value-type="float" office:value="0.289389721451">
                <text:p>0.28938972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78662743904">
                <text:p>0.178662743904</text:p>
              </table:table-cell>
              <table:table-cell office:value-type="float" office:value="0.137221117549">
                <text:p>0.137221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4784155139">
                <text:p>0.174784155139</text:p>
              </table:table-cell>
              <table:table-cell office:value-type="float" office:value="0.137649240138">
                <text:p>0.13764924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23183600427">
                <text:p>0.223183600427</text:p>
              </table:table-cell>
              <table:table-cell office:value-type="float" office:value="0.154086294948">
                <text:p>0.154086294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419955625535">
                <text:p>0.419955625535</text:p>
              </table:table-cell>
              <table:table-cell office:value-type="float" office:value="0.280114493885">
                <text:p>0.28011449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44940975951">
                <text:p>0.544940975951</text:p>
              </table:table-cell>
              <table:table-cell office:value-type="float" office:value="0.302838722477">
                <text:p>0.3028387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566721117634">
                <text:p>0.566721117634</text:p>
              </table:table-cell>
              <table:table-cell office:value-type="float" office:value="0.346040721694">
                <text:p>0.34604072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701303599044">
                <text:p>0.701303599044</text:p>
              </table:table-cell>
              <table:table-cell office:value-type="float" office:value="0.417550574517">
                <text:p>0.41755057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821251044563">
                <text:p>0.821251044563</text:p>
              </table:table-cell>
              <table:table-cell office:value-type="float" office:value="0.501496008332">
                <text:p>0.501496008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854615990273">
                <text:p>0.854615990273</text:p>
              </table:table-cell>
              <table:table-cell office:value-type="float" office:value="0.541171559379">
                <text:p>0.541171559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53859586637">
                <text:p>0.853859586637</text:p>
              </table:table-cell>
              <table:table-cell office:value-type="float" office:value="0.535221156659">
                <text:p>0.53522115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896952436819">
                <text:p>0.896952436819</text:p>
              </table:table-cell>
              <table:table-cell office:value-type="float" office:value="0.563804498856">
                <text:p>0.56380449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913927776684">
                <text:p>0.913927776684</text:p>
              </table:table-cell>
              <table:table-cell office:value-type="float" office:value="0.580292656258">
                <text:p>0.58029265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15782732932">
                <text:p>0.215782732932</text:p>
              </table:table-cell>
              <table:table-cell office:value-type="float" office:value="0.137817071792">
                <text:p>0.13781707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600008975479">
                <text:p>0.600008975479</text:p>
              </table:table-cell>
              <table:table-cell office:value-type="float" office:value="0.385969249569">
                <text:p>0.385969249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48302461956">
                <text:p>0.748302461956</text:p>
              </table:table-cell>
              <table:table-cell office:value-type="float" office:value="0.46187079612">
                <text:p>0.4618707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792285772269">
                <text:p>0.792285772269</text:p>
              </table:table-cell>
              <table:table-cell office:value-type="float" office:value="0.488796211085">
                <text:p>0.48879621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44633435886">
                <text:p>0.844633435886</text:p>
              </table:table-cell>
              <table:table-cell office:value-type="float" office:value="0.555277510057">
                <text:p>0.55527751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796081053">
                <text:p>0.62796081053</text:p>
              </table:table-cell>
              <table:table-cell office:value-type="float" office:value="0.410485841876">
                <text:p>0.41048584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61964358122">
                <text:p>0.761964358122</text:p>
              </table:table-cell>
              <table:table-cell office:value-type="float" office:value="0.469772909328">
                <text:p>0.46977290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814864893465">
                <text:p>0.814864893465</text:p>
              </table:table-cell>
              <table:table-cell office:value-type="float" office:value="0.512441065939">
                <text:p>0.512441065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864445749571">
                <text:p>0.864445749571</text:p>
              </table:table-cell>
              <table:table-cell office:value-type="float" office:value="0.55098300313">
                <text:p>0.5509830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46108324507">
                <text:p>0.946108324507</text:p>
              </table:table-cell>
              <table:table-cell office:value-type="float" office:value="0.635871876936">
                <text:p>0.63587187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67747734963">
                <text:p>0.967747734963</text:p>
              </table:table-cell>
              <table:table-cell office:value-type="float" office:value="0.669241318783">
                <text:p>0.669241318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88373752931">
                <text:p>0.988373752931</text:p>
              </table:table-cell>
              <table:table-cell office:value-type="float" office:value="0.671608441079">
                <text:p>0.6716084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7341595251">
                <text:p>0.687341595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6514329497">
                <text:p>0.686514329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454776093241">
                <text:p>0.454776093241</text:p>
              </table:table-cell>
              <table:table-cell office:value-type="float" office:value="0.323396970882">
                <text:p>0.32339697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713951887449">
                <text:p>0.713951887449</text:p>
              </table:table-cell>
              <table:table-cell office:value-type="float" office:value="0.438303987319">
                <text:p>0.43830398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87432904641">
                <text:p>0.87432904641</text:p>
              </table:table-cell>
              <table:table-cell office:value-type="float" office:value="0.537471533248">
                <text:p>0.537471533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888673816281">
                <text:p>0.888673816281</text:p>
              </table:table-cell>
              <table:table-cell office:value-type="float" office:value="0.563558600004">
                <text:p>0.5635586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892924853138">
                <text:p>0.892924853138</text:p>
              </table:table-cell>
              <table:table-cell office:value-type="float" office:value="0.562669270131">
                <text:p>0.562669270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898636670092">
                <text:p>0.898636670092</text:p>
              </table:table-cell>
              <table:table-cell office:value-type="float" office:value="0.574902552037">
                <text:p>0.574902552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08891677902">
                <text:p>0.908891677902</text:p>
              </table:table-cell>
              <table:table-cell office:value-type="float" office:value="0.580331995135">
                <text:p>0.58033199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39056512585">
                <text:p>0.939056512585</text:p>
              </table:table-cell>
              <table:table-cell office:value-type="float" office:value="0.602157832161">
                <text:p>0.60215783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8161089293">
                <text:p>0.98161089293</text:p>
              </table:table-cell>
              <table:table-cell office:value-type="float" office:value="0.637620376474">
                <text:p>0.637620376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61549807213">
                <text:p>0.661549807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79087299747">
                <text:p>0.979087299747</text:p>
              </table:table-cell>
              <table:table-cell office:value-type="float" office:value="0.66250380441">
                <text:p>0.66250380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21708790273">
                <text:p>0.821708790273</text:p>
              </table:table-cell>
              <table:table-cell office:value-type="float" office:value="0.515058110659">
                <text:p>0.51505811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36311011335">
                <text:p>0.936311011335</text:p>
              </table:table-cell>
              <table:table-cell office:value-type="float" office:value="0.619594986257">
                <text:p>0.619594986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74563152586">
                <text:p>0.974563152586</text:p>
              </table:table-cell>
              <table:table-cell office:value-type="float" office:value="0.668731197527">
                <text:p>0.66873119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597536222">
                <text:p>0.999597536222</text:p>
              </table:table-cell>
              <table:table-cell office:value-type="float" office:value="0.693072348349">
                <text:p>0.69307234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693930042473">
                <text:p>0.693930042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03493095493">
                <text:p>0.70349309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0.701490598862">
                <text:p>0.70149059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01548662376">
                <text:p>0.70154866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708654871911">
                <text:p>0.708654871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20075308254">
                <text:p>0.720075308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723551869578">
                <text:p>0.72355186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18690899232">
                <text:p>0.71869089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04427837886">
                <text:p>0.404427837886</text:p>
              </table:table-cell>
              <table:table-cell office:value-type="float" office:value="0.278295081967">
                <text:p>0.27829508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816025953772">
                <text:p>0.816025953772</text:p>
              </table:table-cell>
              <table:table-cell office:value-type="float" office:value="0.511958911187">
                <text:p>0.51195891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868299549997">
                <text:p>0.868299549997</text:p>
              </table:table-cell>
              <table:table-cell office:value-type="float" office:value="0.541763430568">
                <text:p>0.54176343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894507470642">
                <text:p>0.894507470642</text:p>
              </table:table-cell>
              <table:table-cell office:value-type="float" office:value="0.571888175562">
                <text:p>0.571888175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7315326268">
                <text:p>0.897315326268</text:p>
              </table:table-cell>
              <table:table-cell office:value-type="float" office:value="0.56833851659">
                <text:p>0.5683385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9907193">
                <text:p>0.899907193</text:p>
              </table:table-cell>
              <table:table-cell office:value-type="float" office:value="0.567617470575">
                <text:p>0.56761747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27735300311">
                <text:p>0.927735300311</text:p>
              </table:table-cell>
              <table:table-cell office:value-type="float" office:value="0.592558411732">
                <text:p>0.59255841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42632591285">
                <text:p>0.942632591285</text:p>
              </table:table-cell>
              <table:table-cell office:value-type="float" office:value="0.605582627038">
                <text:p>0.605582627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74612814157">
                <text:p>0.674612814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423782731006">
                <text:p>0.423782731006</text:p>
              </table:table-cell>
              <table:table-cell office:value-type="float" office:value="0.28839114495">
                <text:p>0.288391144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7:Sheet1.P34 Sheet1.Q26:Sheet1.Q26 Sheet1.Q49:Sheet1.Q56 Sheet1.S26:Sheet1.S26 Sheet1.S49:Sheet1.S56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49:Sheet1.Q56" chart:label-cell-address="Sheet1.Q26:Sheet1.Q26" chart:class="chart:bar">
            <chart:data-point chart:repeated="8"/>
          </chart:series>
          <chart:series chart:style-name="ch9" chart:values-cell-range-address="Sheet1.S49:Sheet1.S56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99443736">
                <text:p>0.99443736</text:p>
                <draw:g>
                  <svg:desc>Sheet1.Q49:Sheet1.Q56</svg:desc>
                </draw:g>
              </table:table-cell>
              <table:table-cell office:value-type="float" office:value="0.65558891">
                <text:p>0.65558891</text:p>
                <draw:g>
                  <svg:desc>Sheet1.S49:Sheet1.S56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1">
                <text:p>1</text:p>
              </table:table-cell>
              <table:table-cell office:value-type="float" office:value="0.08929946">
                <text:p>0.08929946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99764166">
                <text:p>0.99764166</text:p>
              </table:table-cell>
              <table:table-cell office:value-type="float" office:value="0.52407717">
                <text:p>0.52407717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99938436">
                <text:p>0.99938436</text:p>
              </table:table-cell>
              <table:table-cell office:value-type="float" office:value="0.20303662">
                <text:p>0.20303662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99697227">
                <text:p>0.99697227</text:p>
              </table:table-cell>
              <table:table-cell office:value-type="float" office:value="0.47179711">
                <text:p>0.47179711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99877074">
                <text:p>0.99877074</text:p>
              </table:table-cell>
              <table:table-cell office:value-type="float" office:value="0.16800677">
                <text:p>0.16800677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99934853">
                <text:p>0.99934853</text:p>
              </table:table-cell>
              <table:table-cell office:value-type="float" office:value="0.09078498">
                <text:p>0.09078498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997077355811">
                <text:p>0.997077355811</text:p>
              </table:table-cell>
              <table:table-cell office:value-type="float" office:value="0.440751765186">
                <text:p>0.4407517651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H4:learning_curve.AI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H4:learning_curve.AH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I4:learning_curve.AI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2564508215">
                <text:p>0.182564508215</text:p>
                <draw:g>
                  <svg:desc>learning_curve.AH4:learning_curve.AH64</svg:desc>
                </draw:g>
              </table:table-cell>
              <table:table-cell office:value-type="float" office:value="0.182618925631">
                <text:p>0.182618925631</text:p>
                <draw:g>
                  <svg:desc>learning_curve.AI4:learning_curve.AI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315796608573">
                <text:p>0.0315796608573</text:p>
              </table:table-cell>
              <table:table-cell office:value-type="float" office:value="0.0297751539963">
                <text:p>0.0297751539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56610942234">
                <text:p>0.156610942234</text:p>
              </table:table-cell>
              <table:table-cell office:value-type="float" office:value="0.15237806833">
                <text:p>0.15237806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04778088986">
                <text:p>0.204778088986</text:p>
              </table:table-cell>
              <table:table-cell office:value-type="float" office:value="0.193734363928">
                <text:p>0.19373436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38080762045">
                <text:p>0.238080762045</text:p>
              </table:table-cell>
              <table:table-cell office:value-type="float" office:value="0.219072312944">
                <text:p>0.219072312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37865241947">
                <text:p>0.237865241947</text:p>
              </table:table-cell>
              <table:table-cell office:value-type="float" office:value="0.206092860037">
                <text:p>0.20609286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32557905618">
                <text:p>0.232557905618</text:p>
              </table:table-cell>
              <table:table-cell office:value-type="float" office:value="0.177636140351">
                <text:p>0.177636140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320711653784">
                <text:p>0.320711653784</text:p>
              </table:table-cell>
              <table:table-cell office:value-type="float" office:value="0.239872482301">
                <text:p>0.239872482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420340439101">
                <text:p>0.420340439101</text:p>
              </table:table-cell>
              <table:table-cell office:value-type="float" office:value="0.303985528845">
                <text:p>0.30398552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57463021319">
                <text:p>0.57463021319</text:p>
              </table:table-cell>
              <table:table-cell office:value-type="float" office:value="0.407803544914">
                <text:p>0.407803544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738603315462">
                <text:p>0.738603315462</text:p>
              </table:table-cell>
              <table:table-cell office:value-type="float" office:value="0.530175355925">
                <text:p>0.5301753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47305090382">
                <text:p>0.847305090382</text:p>
              </table:table-cell>
              <table:table-cell office:value-type="float" office:value="0.620124541208">
                <text:p>0.620124541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839346948216">
                <text:p>0.839346948216</text:p>
              </table:table-cell>
              <table:table-cell office:value-type="float" office:value="0.620248020352">
                <text:p>0.62024802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863846152817">
                <text:p>0.863846152817</text:p>
              </table:table-cell>
              <table:table-cell office:value-type="float" office:value="0.633137111382">
                <text:p>0.63313711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29339688625">
                <text:p>0.929339688625</text:p>
              </table:table-cell>
              <table:table-cell office:value-type="float" office:value="0.692522877264">
                <text:p>0.692522877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943830594836">
                <text:p>0.943830594836</text:p>
              </table:table-cell>
              <table:table-cell office:value-type="float" office:value="0.70560495787">
                <text:p>0.70560495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96895946561">
                <text:p>0.96895946561</text:p>
              </table:table-cell>
              <table:table-cell office:value-type="float" office:value="0.720977657625">
                <text:p>0.720977657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969848201518">
                <text:p>0.969848201518</text:p>
              </table:table-cell>
              <table:table-cell office:value-type="float" office:value="0.72658326007">
                <text:p>0.72658326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976024579984">
                <text:p>0.976024579984</text:p>
              </table:table-cell>
              <table:table-cell office:value-type="float" office:value="0.731000325069">
                <text:p>0.731000325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986943691813">
                <text:p>0.986943691813</text:p>
              </table:table-cell>
              <table:table-cell office:value-type="float" office:value="0.733834861906">
                <text:p>0.73383486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998903892158">
                <text:p>0.998903892158</text:p>
              </table:table-cell>
              <table:table-cell office:value-type="float" office:value="0.750068132156">
                <text:p>0.750068132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98342268138">
                <text:p>0.998342268138</text:p>
              </table:table-cell>
              <table:table-cell office:value-type="float" office:value="0.74645423091">
                <text:p>0.74645423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99182735448">
                <text:p>0.999182735448</text:p>
              </table:table-cell>
              <table:table-cell office:value-type="float" office:value="0.749017243348">
                <text:p>0.749017243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98902840059">
                <text:p>0.998902840059</text:p>
              </table:table-cell>
              <table:table-cell office:value-type="float" office:value="0.753447625666">
                <text:p>0.753447625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721835755">
                <text:p>0.999721835755</text:p>
              </table:table-cell>
              <table:table-cell office:value-type="float" office:value="0.754981020791">
                <text:p>0.754981020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66194247">
                <text:p>0.999666194247</text:p>
              </table:table-cell>
              <table:table-cell office:value-type="float" office:value="0.752647607715">
                <text:p>0.752647607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2283677319">
                <text:p>0.75228367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999796082921">
                <text:p>0.999796082921</text:p>
              </table:table-cell>
              <table:table-cell office:value-type="float" office:value="0.753473879351">
                <text:p>0.753473879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3865565182">
                <text:p>0.753865565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3106283035">
                <text:p>0.753106283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4305626142">
                <text:p>0.754305626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4795226273">
                <text:p>0.754795226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6213961434">
                <text:p>0.756213961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99870258085">
                <text:p>0.999870258085</text:p>
              </table:table-cell>
              <table:table-cell office:value-type="float" office:value="0.755775602935">
                <text:p>0.755775602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5135702734">
                <text:p>0.755135702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723905">
                <text:p>0.755285723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5516069812">
                <text:p>0.755516069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99981463005">
                <text:p>0.99981463005</text:p>
              </table:table-cell>
              <table:table-cell office:value-type="float" office:value="0.753761357564">
                <text:p>0.75376135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838703">
                <text:p>0.7552838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55627656">
                <text:p>0.755255627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7087518589">
                <text:p>0.75708751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255730403">
                <text:p>0.754255730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59895661">
                <text:p>0.75659895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16915356">
                <text:p>0.754816915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799574895">
                <text:p>0.756799574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3926245625">
                <text:p>0.75392624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5641498071">
                <text:p>0.755641498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70742439">
                <text:p>0.754870742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51042035">
                <text:p>0.755851042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862952">
                <text:p>0.755285862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34840941">
                <text:p>0.755834840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922569446">
                <text:p>0.755922569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384073283">
                <text:p>0.754384073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2891079894">
                <text:p>0.752891079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999146297765">
                <text:p>0.999146297765</text:p>
              </table:table-cell>
              <table:table-cell office:value-type="float" office:value="0.749638823129">
                <text:p>0.749638823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99870272819">
                <text:p>0.999870272819</text:p>
              </table:table-cell>
              <table:table-cell office:value-type="float" office:value="0.753805245027">
                <text:p>0.753805245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99796072899">
                <text:p>0.999796072899</text:p>
              </table:table-cell>
              <table:table-cell office:value-type="float" office:value="0.754983383505">
                <text:p>0.7549833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740883317">
                <text:p>0.754740883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3463244285">
                <text:p>0.75346324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scores.B16:scores.D20 scores.C15:scores.D15" chart:data-source-has-labels="both" svg:x="1.331cm" svg:y="0.18cm" svg:width="12.853cm" svg:height="7.659cm">
          <chartooo:coordinate-region svg:x="2.508cm" svg:y="0.379cm" svg:width="11.676cm" svg:height="6.813cm"/>
          <chart:axis chart:dimension="x" chart:name="primary-x" chart:style-name="ch4" chartooo:axis-type="auto">
            <chartooo:date-scale/>
            <chart:title svg:x="6.562cm" svg:y="8.019cm" chart:style-name="ch5">
              <text:p># of LSTM Units</text:p>
            </chart:title>
            <chart:categories table:cell-range-address="scores.B16:scores.B20"/>
          </chart:axis>
          <chart:axis chart:dimension="y" chart:name="primary-y" chart:style-name="ch6">
            <chart:title svg:x="0.451cm" svg:y="5.363cm" chart:style-name="ch7">
              <text:p>Wall-clock time (s)</text:p>
            </chart:title>
            <chart:grid chart:style-name="ch8" chart:class="major"/>
          </chart:axis>
          <chart:series chart:style-name="ch9" chart:values-cell-range-address="scores.C16:scores.C20" chart:label-cell-address="scores.C15:scores.C15" chart:class="chart:bar">
            <chart:data-point chart:repeated="5"/>
          </chart:series>
          <chart:series chart:style-name="ch10" chart:values-cell-range-address="scores.D16:scores.D20" chart:label-cell-address="scores.D15:scores.D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</text:p>
                <draw:g>
                  <svg:desc>scores.C15:scores.C15</svg:desc>
                </draw:g>
              </table:table-cell>
              <table:table-cell office:value-type="string">
                <text:p>CPU</text:p>
                <draw:g>
                  <svg:desc>scores.D15:scores.D1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16:scores.B20</svg:desc>
                </draw:g>
              </table:table-cell>
              <table:table-cell office:value-type="float" office:value="1620">
                <text:p>1620</text:p>
                <draw:g>
                  <svg:desc>scores.C16:scores.C20</svg:desc>
                </draw:g>
              </table:table-cell>
              <table:table-cell office:value-type="float" office:value="3622">
                <text:p>3622</text:p>
                <draw:g>
                  <svg:desc>scores.D16:scores.D20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92">
                <text:p>1792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80">
                <text:p>1980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509">
                <text:p>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524">
                <text:p>35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K4:learning_curve.AL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K4:learning_curve.AK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L4:learning_curve.AL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0472154515889">
                <text:p>0.0472154515889</text:p>
                <draw:g>
                  <svg:desc>learning_curve.AK4:learning_curve.AK64</svg:desc>
                </draw:g>
              </table:table-cell>
              <table:table-cell office:value-type="float" office:value="0.0474846992088">
                <text:p>0.0474846992088</text:p>
                <draw:g>
                  <svg:desc>learning_curve.AL4:learning_curve.A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40501595551">
                <text:p>0.140501595551</text:p>
              </table:table-cell>
              <table:table-cell office:value-type="float" office:value="0.121204159825">
                <text:p>0.12120415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78171443598">
                <text:p>0.278171443598</text:p>
              </table:table-cell>
              <table:table-cell office:value-type="float" office:value="0.227218503081">
                <text:p>0.227218503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304097369524">
                <text:p>0.304097369524</text:p>
              </table:table-cell>
              <table:table-cell office:value-type="float" office:value="0.278942641012">
                <text:p>0.27894264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320595686022">
                <text:p>0.320595686022</text:p>
              </table:table-cell>
              <table:table-cell office:value-type="float" office:value="0.277231274473">
                <text:p>0.277231274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92754776931">
                <text:p>0.292754776931</text:p>
              </table:table-cell>
              <table:table-cell office:value-type="float" office:value="0.232032335481">
                <text:p>0.232032335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34449044728">
                <text:p>0.334449044728</text:p>
              </table:table-cell>
              <table:table-cell office:value-type="float" office:value="0.300997852722">
                <text:p>0.3009978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36413166374">
                <text:p>0.36413166374</text:p>
              </table:table-cell>
              <table:table-cell office:value-type="float" office:value="0.392580982236">
                <text:p>0.392580982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82536287242">
                <text:p>0.282536287242</text:p>
              </table:table-cell>
              <table:table-cell office:value-type="float" office:value="0.203629764065">
                <text:p>0.203629764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133382355178">
                <text:p>0.133382355178</text:p>
              </table:table-cell>
              <table:table-cell office:value-type="float" office:value="0.0446633825944">
                <text:p>0.044663382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184156765953">
                <text:p>0.184156765953</text:p>
              </table:table-cell>
              <table:table-cell office:value-type="float" office:value="0.208456486043">
                <text:p>0.208456486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0750232601962">
                <text:p>0.0750232601962</text:p>
              </table:table-cell>
              <table:table-cell office:value-type="float" office:value="0.0623973727422">
                <text:p>0.062397372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781266167775">
                <text:p>0.0781266167775</text:p>
              </table:table-cell>
              <table:table-cell office:value-type="float" office:value="0.00344827586207">
                <text:p>0.00344827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03508582662">
                <text:p>0.103508582662</text:p>
              </table:table-cell>
              <table:table-cell office:value-type="float" office:value="0.123087892144">
                <text:p>0.123087892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0181728603604">
                <text:p>0.0181728603604</text:p>
              </table:table-cell>
              <table:table-cell office:value-type="float" office:value="0.00383141762452">
                <text:p>0.00383141762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0859576968273">
                <text:p>0.0859576968273</text:p>
              </table:table-cell>
              <table:table-cell office:value-type="float" office:value="0.114401622718">
                <text:p>0.114401622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47731092437">
                <text:p>0.047731092437</text:p>
              </table:table-cell>
              <table:table-cell office:value-type="float" office:value="0.0574712643678">
                <text:p>0.0574712643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13590617168">
                <text:p>0.113590617168</text:p>
              </table:table-cell>
              <table:table-cell office:value-type="float" office:value="0.0804597701149">
                <text:p>0.080459770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228499125379">
                <text:p>0.228499125379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195036093065">
                <text:p>0.195036093065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202127371274">
                <text:p>0.202127371274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271965408805">
                <text:p>0.271965408805</text:p>
              </table:table-cell>
              <table:table-cell office:value-type="float" office:value="0.220032840722">
                <text:p>0.220032840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237058576507">
                <text:p>0.237058576507</text:p>
              </table:table-cell>
              <table:table-cell office:value-type="float" office:value="0.111405835544">
                <text:p>0.111405835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272282869122">
                <text:p>0.272282869122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273807546274">
                <text:p>0.273807546274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318237818383">
                <text:p>0.318237818383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313037601933">
                <text:p>0.313037601933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389476853791">
                <text:p>0.389476853791</text:p>
              </table:table-cell>
              <table:table-cell office:value-type="float" office:value="0.337931034483">
                <text:p>0.337931034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357414788277">
                <text:p>0.357414788277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209397546898">
                <text:p>0.209397546898</text:p>
              </table:table-cell>
              <table:table-cell office:value-type="float" office:value="0.222988505747">
                <text:p>0.222988505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310331335331">
                <text:p>0.310331335331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352727920228">
                <text:p>0.352727920228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353471923536">
                <text:p>0.353471923536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425258042047">
                <text:p>0.425258042047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25591685119">
                <text:p>0.425591685119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76434937611">
                <text:p>0.476434937611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54721706865">
                <text:p>0.454721706865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475768553035">
                <text:p>0.475768553035</text:p>
              </table:table-cell>
              <table:table-cell office:value-type="float" office:value="0.409404388715">
                <text:p>0.4094043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49617813227">
                <text:p>0.49617813227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508366899391">
                <text:p>0.508366899391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548640490679">
                <text:p>0.54864049067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577373125107">
                <text:p>0.577373125107</text:p>
              </table:table-cell>
              <table:table-cell office:value-type="float" office:value="0.451724137931">
                <text:p>0.45172413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58109876719">
                <text:p>0.5810987671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589999387733">
                <text:p>0.589999387733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115436613475">
                <text:p>0.115436613475</text:p>
              </table:table-cell>
              <table:table-cell office:value-type="float" office:value="0.0620689655172">
                <text:p>0.0620689655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369973876698">
                <text:p>0.369973876698</text:p>
              </table:table-cell>
              <table:table-cell office:value-type="float" office:value="0.308921729611">
                <text:p>0.308921729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85188699136">
                <text:p>0.485188699136</text:p>
              </table:table-cell>
              <table:table-cell office:value-type="float" office:value="0.37074892653">
                <text:p>0.3707489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566456582633">
                <text:p>0.566456582633</text:p>
              </table:table-cell>
              <table:table-cell office:value-type="float" office:value="0.457403651116">
                <text:p>0.457403651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63921957672">
                <text:p>0.6392195767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799260042283">
                <text:p>0.799260042283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796611721612">
                <text:p>0.79661172161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6.744cm" svg:y="8.223cm" style:legend-expansion="wide" chart:style-name="ch2"/>
        <chart:plot-area chart:style-name="ch3" table:cell-range-address="learning_curve.A82:learning_curve.B113" chart:data-source-has-labels="both" svg:x="1.33cm" svg:y="0.18cm" svg:width="14.349cm" svg:height="6.882cm">
          <chartooo:coordinate-region svg:x="2.057cm" svg:y="0.379cm" svg:width="13.25cm" svg:height="6.036cm"/>
          <chart:axis chart:dimension="x" chart:name="primary-x" chart:style-name="ch4" chartooo:axis-type="auto">
            <chart:title svg:x="7.984cm" svg:y="7.242cm" chart:style-name="ch5">
              <text:p>Epoch</text:p>
            </chart:title>
            <chart:categories table:cell-range-address="learning_curve.A83:learning_curve.A113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B83:learning_curve.B113" chart:label-cell-address="learning_curve.B82:learning_curve.B82" chart:class="chart:scatter">
            <chart:domain table:cell-range-address="learning_curve.A83:learning_curve.A113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 (train)</text:p>
                <draw:g>
                  <svg:desc>learning_curve.B82:learning_curve.B8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A83:learning_curve.A113</svg:desc>
                </draw:g>
              </table:table-cell>
              <table:table-cell office:value-type="float" office:value="0.171848297204">
                <text:p>0.171848297204</text:p>
                <draw:g>
                  <svg:desc>learning_curve.B83:learning_curve.B1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83140036712">
                <text:p>0.03831400367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59877614234">
                <text:p>0.1598776142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10081740097">
                <text:p>0.3100817400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29209378691">
                <text:p>0.32920937869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12292081009">
                <text:p>0.31229208100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22866569195">
                <text:p>0.3228665691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28180520678">
                <text:p>0.32818052067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402216651025">
                <text:p>0.4022166510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47000859761">
                <text:p>0.44700085976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524128980676">
                <text:p>0.52412898067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84054599306">
                <text:p>0.58405459930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22147342269">
                <text:p>0.62214734226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7097727702">
                <text:p>0.670977277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701177133922">
                <text:p>0.7011771339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1870231088">
                <text:p>0.818702310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80762816589">
                <text:p>0.807628165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16217647338">
                <text:p>0.91621764733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929649294908">
                <text:p>0.929649294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61996433157">
                <text:p>0.96199643315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958041096007">
                <text:p>0.9580410960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96311781097">
                <text:p>0.9631178109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925980712368">
                <text:p>0.9259807123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988358520493">
                <text:p>0.98835852049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992220933465">
                <text:p>0.9922209334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994108321646">
                <text:p>0.99410832164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997848549726">
                <text:p>0.99784854972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997983972131">
                <text:p>0.99798397213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998903885193">
                <text:p>0.998903885193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997077355811">
                <text:p>0.99707735581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scores.B6:scores.D11 scores.C5:scores.D5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6:scores.B11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0" chart:values-cell-range-address="scores.D6:scores.D11" chart:label-cell-address="scores.D5:scores.D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7cm" svg:height="11.635cm" xlink:href=".." xlink:type="simple" chart:class="chart:scatter" chart:column-mapping="0 1 2" chart:style-name="ch1">
        <chart:legend chart:legend-position="bottom" svg:x="2.486cm" svg:y="10.852cm" style:legend-expansion="wide" chart:style-name="ch2"/>
        <chart:plot-area chart:style-name="ch3" table:cell-range-address="cost.B6:cost.B66 cost.D5:cost.F66" chart:data-source-has-labels="both" svg:x="1.324cm" svg:y="0.232cm" svg:width="14.04cm" svg:height="9.407cm">
          <chartooo:coordinate-region svg:x="2.051cm" svg:y="0.432cm" svg:width="12.942cm" svg:height="8.56cm"/>
          <chart:axis chart:dimension="x" chart:name="primary-x" chart:style-name="ch4" chartooo:axis-type="auto">
            <chart:title svg:x="7.824cm" svg:y="9.871cm" chart:style-name="ch5">
              <text:p>Epoch</text:p>
            </chart:title>
            <chart:categories table:cell-range-address="cost.B6:cost.B66"/>
          </chart:axis>
          <chart:axis chart:dimension="y" chart:name="primary-y" chart:style-name="ch6">
            <chart:title svg:x="0.451cm" svg:y="6.514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10" chart:values-cell-range-address="cost.E6:cost.E66" chart:label-cell-address="cost.E5:cost.E5" chart:class="chart:scatter">
            <chart:data-point chart:repeated="61"/>
          </chart:series>
          <chart:series chart:style-name="ch11" chart:values-cell-range-address="cost.F6:cost.F66" chart:label-cell-address="cost.F5:cost.F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.D5:cost.D5</svg:desc>
                </draw:g>
              </table:table-cell>
              <table:table-cell office:value-type="string">
                <text:p>384 LSTM units</text:p>
                <draw:g>
                  <svg:desc>cost.E5:cost.E5</svg:desc>
                </draw:g>
              </table:table-cell>
              <table:table-cell office:value-type="string">
                <text:p>512 LSTM units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scores.B25:scores.D29 scores.C24:scores.D24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281cm" svg:y="7.242cm" chart:style-name="ch5">
              <text:p># of LSTM Units</text:p>
            </chart:title>
            <chart:categories table:cell-range-address="scores.B25:scores.B29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25:scores.C29" chart:label-cell-address="scores.C24:scores.C24" chart:class="chart:scatter">
            <chart:domain table:cell-range-address="scores.B25:scores.B29"/>
            <chart:data-point chart:repeated="5"/>
          </chart:series>
          <chart:series chart:style-name="ch10" chart:values-cell-range-address="scores.D25:scores.D29" chart:label-cell-address="scores.D24:scores.D2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4:scores.C24</svg:desc>
                </draw:g>
              </table:table-cell>
              <table:table-cell office:value-type="string">
                <text:p>F1 (validation)</text:p>
                <draw:g>
                  <svg:desc>scores.D24:scores.D24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5:scores.B29</svg:desc>
                </draw:g>
              </table:table-cell>
              <table:table-cell office:value-type="float" office:value="256">
                <text:p>256</text:p>
                <draw:g>
                  <svg:desc>scores.B25:scores.B29</svg:desc>
                </draw:g>
              </table:table-cell>
              <table:table-cell office:value-type="float" office:value="0.58387">
                <text:p>0.58387</text:p>
                <draw:g>
                  <svg:desc>scores.C25:scores.C29</svg:desc>
                </draw:g>
              </table:table-cell>
              <table:table-cell office:value-type="float" office:value="0.39053">
                <text:p>0.39053</text:p>
                <draw:g>
                  <svg:desc>scores.D25:scores.D29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1.262cm" xlink:href=".." xlink:type="simple" chart:class="chart:scatter" chart:column-mapping="0 1 2" chart:style-name="ch1">
        <chart:legend chart:legend-position="bottom" svg:x="2.553cm" svg:y="10.479cm" style:legend-expansion="wide" chart:style-name="ch2"/>
        <chart:plot-area chart:style-name="ch3" table:cell-range-address="cost_epsilon_dropped.B5:cost_epsilon_dropped.E66" chart:data-source-has-labels="both" svg:x="1.327cm" svg:y="0.225cm" svg:width="14.168cm" svg:height="9.048cm">
          <chartooo:coordinate-region svg:x="2.054cm" svg:y="0.425cm" svg:width="13.069cm" svg:height="8.201cm"/>
          <chart:axis chart:dimension="x" chart:name="primary-x" chart:style-name="ch4" chartooo:axis-type="auto">
            <chart:title svg:x="7.891cm" svg:y="9.498cm" chart:style-name="ch5">
              <text:p>Epoch</text:p>
            </chart:title>
            <chart:categories table:cell-range-address="cost_epsilon_dropped.B6:cost_epsilon_dropped.B66"/>
          </chart:axis>
          <chart:axis chart:dimension="y" chart:name="primary-y" chart:style-name="ch6">
            <chart:title svg:x="0.451cm" svg:y="6.328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10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11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_epsilon_dropped.C5:cost_epsilon_dropped.C5</svg:desc>
                </draw:g>
              </table:table-cell>
              <table:table-cell office:value-type="string">
                <text:p>384 LSTM units</text:p>
                <draw:g>
                  <svg:desc>cost_epsilon_dropped.D5:cost_epsilon_dropped.D5</svg:desc>
                </draw:g>
              </table:table-cell>
              <table:table-cell office:value-type="string">
                <text:p>512 LSTM units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5:scores.B29 scores.C24:scores.D24 scores.C37:scores.D40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25:scores.B29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37:scores.C40" chart:label-cell-address="scores.C24:scores.C24" chart:class="chart:scatter">
            <chart:domain table:cell-range-address="scores.B25:scores.B29"/>
            <chart:data-point chart:repeated="5"/>
          </chart:series>
          <chart:series chart:style-name="ch10" chart:values-cell-range-address="scores.D37:scores.D40" chart:label-cell-address="scores.D24:scores.D2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4:scores.C24</svg:desc>
                </draw:g>
              </table:table-cell>
              <table:table-cell office:value-type="string">
                <text:p>F1 (validation)</text:p>
                <draw:g>
                  <svg:desc>scores.D24:scores.D24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5:scores.B29</svg:desc>
                </draw:g>
              </table:table-cell>
              <table:table-cell office:value-type="float" office:value="256">
                <text:p>256</text:p>
                <draw:g>
                  <svg:desc>scores.B25:scores.B29</svg:desc>
                </draw:g>
              </table:table-cell>
              <table:table-cell office:value-type="float" office:value="0.90027">
                <text:p>0.90027</text:p>
                <draw:g>
                  <svg:desc>scores.C37:scores.C40</svg:desc>
                </draw:g>
              </table:table-cell>
              <table:table-cell office:value-type="float" office:value="0.6122">
                <text:p>0.6122</text:p>
                <draw:g>
                  <svg:desc>scores.D37:scores.D40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C64 learning_curve.B3:learning_curve.C3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4">
            <chart:title svg:x="0.451cm" svg:y="4.3cm" chart:style-name="ch6">
              <text:p>F1 score</text:p>
            </chart:title>
            <chart:grid chart:style-name="ch7" chart:class="major"/>
          </chart:axis>
          <chart:series chart:style-name="ch8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9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